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15.94cm"/>
    </style:style>
    <style:style style:name="co3" style:family="table-column">
      <style:table-column-properties fo:break-before="auto" style:column-width="4.31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413cm" fo:break-before="auto" style:use-optimal-row-height="false"/>
    </style:style>
    <style:style style:name="ro10" style:family="table-row">
      <style:table-row-properties style:row-height="1.607cm" fo:break-before="auto" style:use-optimal-row-height="false"/>
    </style:style>
    <style:style style:name="ro11" style:family="table-row">
      <style:table-row-properties style:row-height="1.496cm" fo:break-before="auto" style:use-optimal-row-height="fals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fo:wrap-option="wrap"/>
    </style:style>
    <style:style style:name="ce4" style:family="table-cell" style:parent-style-name="Default">
      <style:table-cell-properties fo:background-color="transparent"/>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paragraph-properties fo:text-align="start" fo:margin-left="0cm"/>
    </style:style>
  </office:automatic-styles>
  <office:body>
    <office:spreadsheet>
      <table:calculation-settings table:automatic-find-labels="false" table:use-regular-expressions="false" table:use-wildcards="true"/>
      <table:table table:name="murreviikko_tweets" table:style-name="ta1">
        <office:forms form:automatic-focus="false" form:apply-design-mode="false"/>
        <table:table-column table:style-name="co1" table:default-cell-style-name="ce3"/>
        <table:table-column table:style-name="co2" table:default-cell-style-name="ce1"/>
        <table:table-column table:style-name="co3" table:number-columns-repeated="5" table:default-cell-style-name="ce1"/>
        <table:table-column table:style-name="co4" table:number-columns-repeated="1013" table:default-cell-style-name="ce1"/>
        <table:table-row table:style-name="ro1">
          <table:table-cell/>
          <table:table-cell office:value-type="string" calcext:value-type="string">
            <text:p>normalization</text:p>
          </table:table-cell>
          <table:table-cell office:value-type="string" calcext:value-type="string">
            <text:p>language</text:p>
          </table:table-cell>
          <table:table-cell office:value-type="string" calcext:value-type="string">
            <text:p>East-West</text:p>
          </table:table-cell>
          <table:table-cell office:value-type="string" calcext:value-type="string">
            <text:p>Dialect</text:p>
          </table:table-cell>
          <table:table-cell office:value-type="string" calcext:value-type="string">
            <text:p>id</text:p>
          </table:table-cell>
          <table:table-cell office:value-type="string" calcext:value-type="string">
            <text:p>year</text:p>
          </table:table-cell>
          <table:table-cell table:number-columns-repeated="1012"/>
          <table:table-cell table:style-name="Default"/>
        </table:table-row>
        <table:table-row table:style-name="ro2">
          <table:table-cell/>
          <table:table-cell office:value-type="string" calcext:value-type="string">
            <text:p>#Murreviikko päättyi viime viikolla, mutta tässä muutamia fundeerauksia sieltä.</text:p>
            <text:p/>
            <text:p>- vallan lystelinen viikko! Ihmiset praakaavat vallan sukkelilla sanoilla ja tavoilla. Hyvä @@ ja muu!</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6064102568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Päätetään #murreviikko kuvaan, mistä näkee mitä tapahtuu aina, kun mulla on paha mieli ja menen köllöttelemään sänkyyn.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530400270005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Siinä katso kyykkypuolue hoitaa kuvittelemiasi fiskaalisia velvoitteita ja vastuita korjaamalla vinoa ikärakennetta taloudellisesti kestävämpään suuntaa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2380456379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No se ei ole noloa että joku terassi on sulki mutta se on noloa että on niin hönö että_ei edes hoksaa kuinka höntti on. John Cleese sanoi asiasta olennaisen tässä: [url]</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23744092007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 Niillä on sama maski (naamari) päällä vuoden ympär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23605829711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Ei ole mutta kepulaisia on liikaa jos nyt haitallisista ja vaarallisista olioista puhutaa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22259217381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Eilen Aino-corgin kanssa Tuusniemellä. Vedettiin variksia pitkin metsää ja peltoa ja Aino sai jäljestää. Hyvin löytyi saaliit. Mukana oli ohjaaja ja yhteensä 9 corgia omistajineen. Oli kiva päivä, vaikka kuva ei kaikkien mielestä kiva olisikaan. #murreviikko päättyy tähän raporttiin.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515183345589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Minä tykkään kaataa puita, pilkkoa niistä klapeja ja polttaa puuhellassa. Oksat minä haketan marjapuskien juurelle tai kompostiin kuivikkeeksi. Onko jollain jotain tätä vastaa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503427244155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Olen ottanut käynnissä olleen murreviikon hämäläisellä otteella:</text:p>
            <text:p/>
            <text:p>- Ei nyt tehdä tästä mitään numeroa.</text:p>
            <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501166600271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Olenko minä nähnyt The Darknessin Tavastialla?[emoji] #elämänibiis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99712921617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Viimeinen viikko on ollut makea, #murreviikko on minun mieleen. Lisäksi olo on kuin ikäihmisellä, katso kun viikon aikana on tullut tehtyä lihakukkoa, kiisseliä, raahattua vanha kiikku kammariin (aina varattu [emoji]) ja aloitettua neulonnat. #syksy #pimeätillat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99660305756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Tänään me lähdettiin naisen kanssa metsästämään geokätköä. Löydettiinkin se sieltä. Tämä oli meidän eka kätkö ikinä, jos tästä vaikka tulisi meidän uusi harrastus. Olisi hauska, aina lähteä jonnekin uuteen mestaan etsimään uusia kätköjä.</text:p>
            <text:p>#murreviikko</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9933938068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Älkää hyvät ihmiset tapelko. Maalittaminen on pahasta eikä ketään ole syytä blokata. Ottakaahan aperitiivia älkääkä hioko sitä narratiivia noin teräväksi. #somefi #twitterfi #niinpä #gate #blokki #cancel #maalittaminen #retoriikka #yhdyssana #gif #narratiivi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9521874752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Mene ja tiedä tuota, kun olen koko päivän maalannut lautoja tuohon aitaan… mutta onpahan nähnyt työnsä jäljet. Tekee kyllä päälle hyvää, kun ei tarvitse mitään miettiä. Vedellä vain maalia pintaan. #murreviikko #mielenterveyspäivä</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9423061942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urreviikko on löytänyt verokarhunkin.</text:p>
            <text:p/>
            <text:p>[url]</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93458239173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Kai maar tämä nyt sopii Aleksis Kiven_päivän ja murreviikon kirjaksi? #murreviikko #aleksiskivenpäivä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91037237835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Kenenkä vain pumpun voi tuomita senkin perusteella, miten tämä eläimiä kohtelee.”</text:p>
            <text:p>- Kantin Immanuel</text:p>
            <text:p/>
            <text:p>#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90703866585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urreviikko päivä kuusi. Tänään kokosin yhteen asioita joita olen saanut palautteena viikon aikana. En ole joutanut tarkasti seuraamaan keskustelua joten tämä ei ole systemaattinen katsaus. Nämä tulevat nyt yleiskielellä jotta en pane (omaa) murretta muiden suuhun. 1/</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90172313635E+018</text:p>
          </table:table-cell>
          <table:table-cell office:value-type="float" office:value="2020" calcext:value-type="float">
            <text:p>2020</text:p>
          </table:table-cell>
          <table:table-cell table:number-columns-repeated="1012"/>
          <table:table-cell table:style-name="Default"/>
        </table:table-row>
        <table:table-row table:style-name="ro6">
          <table:table-cell/>
          <table:table-cell office:value-type="string" calcext:value-type="string">
            <text:p>#murreviikko</text:p>
            <text:p/>
            <text:p>Muista raumalainen: isäsi ja äitisi on meri,</text:p>
            <text:p>sinun veljesi sen tuska ja vaiva.</text:p>
            <text:p>Sinun suonissasi kiertää aina suolainen veri.</text:p>
            <text:p>Sinun taivas on meri ja laiva.</text:p>
            <text:p/>
            <text:p>- Tauno Koskela -</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87914775225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aailmalla eli Suomessa tapahtuu: suomalaisen kirjallisuuden päivä ja #murreviikko. Tässäpä postauksessa esittelen aivan mahdottoman hyviä suomalaisia kirjailijoita ja heidän teoksiaan. Kerro mikä on sinun suosikkisi suomalaisesta kirjallisuudesta - Lupaan vilkaista läp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8595298893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No se on kyllä toinen vaihtoehto. Minä kyllä veikkaan lahovikaa kun sellaiselle on ominaista että ulospäin näyttää aika passelilta, mutta sisältä on silkko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84299122853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Mahdottoman iso kiitos luottamuksesta. [emoji] Me_olemme niin ylpeitä kun saadaan olla Suomen ja Pohjoismaiden parhain pankki.</text:p>
            <text:p/>
            <text:p>#murreviikko #paikallinenpankk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8398717568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eidän piti eilen järkätä lapsen kahdeksanvuotis_synttärijuhlat ulkona, mutta ulkona ripsi. Kaikilla lapsilla oli kuitenkin rönttövaatteet mukana, joten he päätyivät juoksemaan ympäri pihaa sateessa. Rennoimmat tämmöiset bileet muuten koskaan. #murreviikko</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83899745845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Se olisi #murreviikko No minä pläjäyttää tän twiitin sitten tänne, että voi pöndet funtsia mitä tuo jäbä horisee. En_minä kyllä mitään vanhaa slangia osaa bamlata, mutta kai tämä nykyversiokin saa jengin vähän edes hiffaamaan että stadissa on oma murre tai vähintään puhekieli. Ei minulla muuta, nähdään</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8293172229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 Siitähän se vasta tora ja pora syttyykin kun kumpikin väittää olevansa omistaja, vaan ei kuitenkaan velvollinen maksamaan määrättyjä rätinkejä.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8099710838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 Minä olen kyllä vähän kade tuosta Alastalosta. Minä olen jäänyt sivulle 287. Mutta sinä kysyit parasta kotimaista. Minulle se on ollut semmoinen kuin Emmi Pesonen: Maailman kaunein sana.</text:p>
            <text:p>Tykkäsin siitä ihan kamalan paljon.</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80857730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Siellä keino, hyvinhän se onnisti tuo #murreviikko Minun piti jo välillä taukoa pitää kun alkoi murregeneraattori lukeakin kaiken murteella olipa sillä kirjoitettu tai ei. Vaan hauskaahan tuo oli.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80301925982E+018</text:p>
          </table:table-cell>
          <table:table-cell office:value-type="float" office:value="2020" calcext:value-type="float">
            <text:p>2020</text:p>
          </table:table-cell>
          <table:table-cell table:number-columns-repeated="1012"/>
          <table:table-cell table:style-name="Default"/>
        </table:table-row>
        <table:table-row table:style-name="ro7">
          <table:table-cell/>
          <table:table-cell office:value-type="string" calcext:value-type="string">
            <text:p>Hyvää Aleksis Kiven ja suomalaisen kirjallisuuden päivää! Mikä on sinulle paras kotimainen kirja tänä vuonna?</text:p>
            <text:p/>
            <text:p>Minä luin vihdosta viimein Volter Kilven Alastalon salissa. En unohda ikinä.</text:p>
            <text:p/>
            <text:p>#murreviikko #volterkilpi #pukkila #suomalainenkirjallisuus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80081234287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murreviikko päättyy. Kiitos @@ Ensi vuonna uudestaan.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NA</text:p>
          </table:table-cell>
          <table:table-cell table:style-name="Default" office:value-type="string" calcext:value-type="string">
            <text:p>1.31478528004657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Olenko minä ymmärtänyt jotain ihan väärin kun Ylellä oli sellainen lista jossa lukee “Tuoreimmat uutiset” mutta siellä oli kauhean monta juttua Trumpista? #murreviikko #takk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962634520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Meilläpä alkoi loma ja tarkoitus olisi pihahommia tehdä. Kunhan ei vain ruho kipeytyisi äkkiseltään. Ja jos säät loppuviikolla antaa myöten, niin lähdetään metsään retkelle. #murreviikko #omamurre</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6919219908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Voi sitä näinkin perjantai-iltaa viettää, lukemalla, miten verottaja twiittaa murteilla. [emoji] Kiitos jälleen mahtavasta ketjusta, @Verouutiset! (Minulta on kyllä päässyt tämä #murreviikko unohtumaan!)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65330104091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Kyllä nyt on aika pollea olo siitä kuinka fiksu tiimi minulla on ja kuinka luovia asiakkaita meillä on. Herran_pojat että tämä veroviestintä on kivaa![emoj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64913980061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Eikö Forssassa tehdä perunasalaatti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399034567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Hyvä Helka! Minä olen ollut tosi laiska tämän murreviikon kanssa. Olisiko vähän myös tuota murrekateutta ilmassa, kun oma murre ei ole kovin voimakast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string" calcext:value-type="string">
            <text:p>1.3146389131311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Miksi semmoista otusta nykyään sanotaan kuin minä? Semmoista kun tykkää näteistä flikoista eikä niinkään räteistä tai lumpuista? Olenko minä cis-, dis-, eis-, fis- tai gis-hetero?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3282878575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Niin aina! Tämmöisestä asiasta kohkaavat vielä pruukaavat itse olla semmoisen näköisiä että täytyy laittaa silmät kiinni ettei verenpainekäppyrä mene katosta läp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296641876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 @@ @@ Minulle tulee mieleen se kun @@ tässä joku aika sitten kauheasti kohkasi että kuinka on tällainen huono laki että pitää maanteiden keltaisten viivojen päälle laittaa valkoinen maali. Kauhean kallista hänen mukaansa. Olisi varmaan kannattanut avata suu täysistunnossa kun kerran itse oli salissa paikall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255602246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 @@ @@ Minä selitän sinulle: nämä kokomus(ta)-puolueen työn sankarit ovat keksineet että paatissa on pohjaproppu. Mitä nyt siitä että kaikki voivat hukkua tai ainakin kastua jos saadaan äänestäjille todista että paatti kulkee huonommin ja huonommi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2211904992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Bonjasin juuri että nyt on joku murreviikko. Miten minä nyt millään murteella skriivaan, kun en tsennaa mitään murteita. Dorkaa.</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62110314754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Miten on mahdollista teloa polvi pyörällä, joka ei liiku mihinkää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string" calcext:value-type="string">
            <text:p>1.31462052479491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Onko muuten semmoista että savolainen sanoo “odotellaan” siksi että_ei tarvitse edes yrittää sanoa d-kirjainta? Toisaalta jos oikein kauan odottelee, siinä voi treenata tuonkin taido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6195100712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Minä en oikein hiffaa mitä jengi skriivaa tällä viikolla täällä Twitterissä. No kuitenkin. Lähdin skidin kanssa pöndelle. Dallataan skutsissa ja käydään fissessä. Huomenna stikataan verkotkin vodaan. Jos fisuja tulee niin skruudataan, loput nakataan mutsille. Sekin diggaa fisuista. #murreviikko #omamurre</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6167355726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Erityisen mukavaa tässä meidän yhteistyössä on eri murteiden kuuleminen yhteisissä kokouksissa. Oikein rinnassa läikähtää!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61578916561E+018</text:p>
          </table:table-cell>
          <table:table-cell office:value-type="float" office:value="2020" calcext:value-type="float">
            <text:p>2020</text:p>
          </table:table-cell>
          <table:table-cell table:number-columns-repeated="1012"/>
          <table:table-cell table:style-name="Default"/>
        </table:table-row>
        <table:table-row table:style-name="ro6">
          <table:table-cell/>
          <table:table-cell office:value-type="string" calcext:value-type="string">
            <text:p>Meikäläisen #pelastapörriäinen kampanja tuli tiensä päähän viime viikonloppuna! #Kiihtelysvaara’ssa on ollut yli tarpeen kärpäsiä. Otettiin vanhat konstit käyttöön.</text:p>
            <text:p/>
            <text:p>Siellä roikkuu, viikon saalis...yök [emoji]</text:p>
            <text:p/>
            <text:p>#kärpäsnauha’t oli tehnyt kauppansa, kertoi kaupan täti</text:p>
            <text:p/>
            <text:p>#murreviikko [url]</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61022750173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Vai olisi se kuulemma #murreviikko ! Vaan kyllähän nuo kotoiset itämurteet vielä juohtuu mieleen, vaikka justiinsa tuli 11 vuotta täyteen Helsingissä</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6072991184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Tosissaankaan tiedä. Käytetäänkö maskia vai köhitäänkö vain päin näköä. Säännöistäkään erkkikään ota selvää. Mutta mennään elämä koronan mukaan. Hymyillään kun tavataan - kukaan ei näekään kun naamat on piilossa [emoji]#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string" calcext:value-type="string">
            <text:p>1.31460657559685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toi iloa tähän päivään! #murreviikko [url]</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6041886854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Niin jotta ei minulla nyt muuta tähän #Murreviikko on ole antaa. Meni vissiin sitten vähän #vihapuhe enestojutuksi, mutta sanoisin, että se_on taivaan tosi, jotta näin pitää sanoakin. Hei nyt, minä menen lukemaan kirjaa. 7/7</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945426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Niin että jos sitten jotakin muuta, mistä tykkäät ja joka saa sinut olemaan vähän helluisempi muille täällä Tirpuspalvelussakin. Olisit kuin untuvainen linnunpoikanen, jonka flöfföiset sulat vähän tuulessa heiluisivat. Ei olisi paha mielessä eikä mikään muukaan. Lähestyvä loma vain. #Murreviikko 6/</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928229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Niin että mitä minä toivoisin? No kaikille viheriäistä nurmikkoa ja siihen pehmoinen viltti ja vähän eväitä, kropsua vaikka… Ai niin, mennään kohti mörönpimeää, niin jotta_ei se nyt ole mahdollista. #Murreviikko 5/</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9148909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itä valtion taloudenpitoon tulee, niin en osaa sanoa mitään. Minä itse yritän ja yritän, ja siinä sivussa meinaa nuppi huuruta, mutta jos_ei yrittäisi, niin pysähtyisihän sitä. En jouda siinä sivussa oikein muuta murehtimaan, mutta kaipa valtio hoitaa loput. #Murreviikko 4/</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8981555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Ja kun ne mielipiteet on justiin jotakin sellaisia, jotta akkojen verhat on sitä ja akkojen kirjoittamat viestit on tätä. Jos olisin jotakin mieltä näistä mielipidesankareista, niin tekisi mieli sanoa, jotta liian vähän on luettu ja saatu leikkiä nurmikolla. #Murreviikko 3/</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883350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Täällä Tirpuspalvelussa on taas tärätty niin, jotta_ei ole voinut kuin käydä vähän kääntymässä. Jotta mikä siinäkin on, kun pitää olla joka asiasta jotakin mieltä ja sitten vielä tunkea ne mielenilmauksensa tällaiseenkin kanavaan, joka_on julki ja auki? #Murreviikko 2/</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8695509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inä_olen kyllä ollut vähän saamaton tämän #murreviikko n kanssa, mutta kun on ollut niin kiire, jotta_en ole kissaakaan kerennyt sanoa kuin pitkähäntäiseksi harmaaksi eläimeksi. Jos minä nyt sitten trööttäisin ilmoille muutaman asian, mitkä minun mieltä on painanut. Ensinnäkin… 1/</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60378528157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Vouti vie, mutta naurattaa mennessänsä.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59793484826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Klffa idea, hauskoja twiittejä.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59485557051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Voi olla, että Hesarin toimittaja soitti tänään tai voi olla että ei soittanutkaan. No joka tapauksessa kävin ehkä uudelleen ulkona puhumassa puhelimeen. Näyttää siltä, että #murreviikko ylitti julkaisukynnyksen.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5882875967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inä ihan melkein unohdin että on #murreviikko mutta toisaalta twiittaan lähes aina puhekielellä ja sitten tuntuu että jos heitän väliin minä ja sinä sun muuta niin menee se vähäinenkin uskottavuus [emoj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5876600407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 Kyllä sinä tukea saat ja praatata siitä, kuten tiedät. Siinä äänestyksessä sitten käy kuin käy. Siihen on vissi syy minkä varten sinun puolue on oppositiossa vänkäämässä.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860215820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KunOlintyttö kuulin olevani kirahvi, koska olen niin pitkä. Sen takia ei vedetä hartioita kyyryyn vaan seistään rinta rottingilla. Vähän #murreviikko.akin mukaan vielä</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58174496902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Minä fundeeraan että kyllä presidentti homo saa olla mutta kepulaista ei kyllä enää tule kun kekkoslovakiasta on päästy irt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747538947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Seitsemän veljestä 150 v. Aleksis Kiven päivä. Minä en tiedä, sanotaanko “minun murteella” seitsemän vai seitsemän ja veljestä vai veljestä ja päivä vai päivä. Olen #murrekameleontti johon tarttuu puhekumppanilta aina jotain enkä osaa kirjoittaa murrettan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5742303239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Onko se nyt aina semmoinen meininki, että jos veroehdotusta yhtään hiukkaakaan menee sorkkimaan, niin palautus siirtyy heti kolmella kuukaudella eteenpäi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7339065367E+018</text:p>
          </table:table-cell>
          <table:table-cell office:value-type="float" office:value="2020" calcext:value-type="float">
            <text:p>2020</text:p>
          </table:table-cell>
          <table:table-cell table:number-columns-repeated="1012"/>
          <table:table-cell table:style-name="Default"/>
        </table:table-row>
        <table:table-row table:style-name="ro7">
          <table:table-cell/>
          <table:table-cell office:value-type="string" calcext:value-type="string">
            <text:p>@@ @@ @@ Niin on. Valitettavasti aikatauluni eivät enää anna myöden toimia aktiivina. Tulipa niitä ongelmissa olevia autettua ja koulutettua uusi nouseva polvi. Ja toisaalta:</text:p>
            <text:p/>
            <text:p>“Ei sota yhtä miestä kaipaa!”</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6973426065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Me eilen fundeerattiin että jos olisi patentoinut sekopäisyyden niin valoisesta talosta tulisi aivan kauheasti rojalteja. Kuinka syvä säkki persuilla mahtaa olla tämmöistä tarkoitusta varte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6930209226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Ei ole todellista? [emoji] Onneksi ei ole syntyjään porilainen vaikka täällä asuukin. Kaikki porilaiset eivät ole tuota mieltä… Vai hetkinen, menikö se murreviikko jo[emoj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6690607502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Murreviikko on virallisesti lyönyt läpi nyt. [emoj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5667202044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Työhyvinvointipäivän voisi tiivistää murreviikon kunniaksi näin: “Kyllä tuli suu hyvän makuiseksi, kun sai teidän kanssa haastaa”. Ensimmäinen lähitapaaminen seitsemään kuukauteen [emoji] #työhyvinvointi #murreviikko</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56625636487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urreviikko’kin olisi mutta osaako sitä enää omaa murretta kun tulee niin harvoin puhuttua ja perhe puhuu ihan toisella tapaa. Naurattaa joskus kun kuopus yrittää matkia, mutta se on vaikeaa kun niitä vokaaleja ei tule joka väliin, eikä kaikki konsonantit tuplaannu.</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string" calcext:value-type="string">
            <text:p>1.31455916375055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Jos stadin slangi on sinun murre niin tsekkaa täältä jos löytyisi faktaa sinun tai frendin veroprobleemiin. [emoji] #murreviikko #stadinslang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55902719669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Kyllä maar niin paljon hyvää asiakaspalvelua[emoji]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569130787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murreviikko on saanut minut tajuamaan, että en osaa puhua mitään murretta. Siis vaikka yrittäisin, ei vain lähde. Toki käytän murteellisia ilmauksia, mutta mikään murre ei oikein tunnu omalta.</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55459124627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Oho, #murreviikko on näköjään ottanut ilmaa siipiensä alle. Nyt kaikki kysymään murteilla verottajalta!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53878326254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apua onko nyt joku murreviikko? Minä_en ole puhunut murteella yhtään voi hitt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string" calcext:value-type="string">
            <text:p>1.31453725941324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Tässäpä sitä on oivallista viranomaisviestintää - hauskaa kerta kaikkiaan!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53463692046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murreviikko päätteeksi lapsuusmuisto: Kouvolasta Savon sydänmaille tullessa huoltoasemalla savolaisukko päivitteli kynnykselle rullaantunutta mattoa: No jo on tuohonkin tällätty surmanloukku! Tuohon kun kaatuu ja lyö päänsä niin on se rätkässä.</text:p>
            <text:p/>
            <text:p>Silloin tiesi tulleensa perille. [emoj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5319926802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Vinkatkaa hei parhaat sarjat/leffat/podcastit yms missä voisi kuulla Turun murretta [emoji] Tämä murreviikko saa minut haluamaan vain lisää. Tässähän alkaa vain toivoa että murreviikko jatkuisi vaikka kuinka paljon pidemmälle.</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3100917886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murreviikko ja #asiakaspalveluviikko ja mitäpä sitä muutakaan @@ tehtäisiin kuin neuvottaisiin asiakkaita murteilla [emoji]. Viihdyttävin ketju pitkään aikaan! [url]</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string" calcext:value-type="string">
            <text:p>1.3145279711689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Aika spulit bläägät on, kun bamlaavat täällä #murreviikko meinasin saada slaagin, että skiglaako ne nyt taas ihan skönellä. Mutta kun funtsin niin, tekee gutaa, kun voi frogata jos ei snajua jotain blankettia tai skriivattua buffaa. #asiakaspalveluviikko #verohallint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string" calcext:value-type="string">
            <text:p>1.31452374910282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Oletko sinä muistanut tarkistaa vero asiat kuntoon? Verotoimisto voi selvittää sitä varten [emoj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string" calcext:value-type="string">
            <text:p>1.31452358497976E+018</text:p>
          </table:table-cell>
          <table:table-cell office:value-type="float" office:value="2020" calcext:value-type="float">
            <text:p>2020</text:p>
          </table:table-cell>
          <table:table-cell table:number-columns-repeated="1012"/>
          <table:table-cell table:style-name="Default"/>
        </table:table-row>
        <table:table-row table:style-name="ro7">
          <table:table-cell/>
          <table:table-cell office:value-type="string" calcext:value-type="string">
            <text:p>Luin bell hooksilta kaksi kirjaa ja kirjoitin blogiin pikkuisen tavallista pidemmän ja innostuneemman jutun. Aina joskus saattaa käydä niin, että lukiessa inspiroituu ajattelemaan vaikka omaa elämää.</text:p>
            <text:p/>
            <text:p>#blogihommat #kirjatwitter #murreviikko</text:p>
            <text:p/>
            <text:p>[url]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51704381582E+018</text:p>
          </table:table-cell>
          <table:table-cell office:value-type="float" office:value="2020" calcext:value-type="float">
            <text:p>2020</text:p>
          </table:table-cell>
          <table:table-cell table:number-columns-repeated="1012"/>
          <table:table-cell table:style-name="Default"/>
        </table:table-row>
        <table:table-row table:style-name="ro7">
          <table:table-cell/>
          <table:table-cell office:value-type="string" calcext:value-type="string">
            <text:p>Saatiin @STNDigiIN-hankkeesta @@ ja @@ vieraaksi kertomaan hankkeesta ja sen tuloksista. Digisyrjäytymisen ehkäisy on ensiarvoisen tärkeää, kun julkisia digitaalisia palveluita pykätään. Huolehditaan siis digiosaamisesta (#digituki) ja palvelujen käytettävyydestä.</text:p>
            <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1030227325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Onko mitään lappuja? Tilaajavastuutarkastus taipuu myös Turun murteelle. #tilaajavastuu #murreviikko #turku @@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0623621854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Minulla on aina ollut pieni ongelma murteen kanssa. Elin pienenä mummon karjalanmurteen ympäröimänä, mutta kävin koulua samassa paikassa kuin Hyypiän Sami. Että ihan kotoisa olo tulee, kun Sami höpäjää kuusaata telkkarissa.</text:p>
            <text:p/>
            <text:p>#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5056514696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 Sitten voi tietty miettiä sellaistakin että onko Suomi ollut aikaansa edellä muita maita siinä että on täysi sukuelin presidenttinä.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50328620505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Käynnissä on sekä #murreviikko että #asiakaspalveluviikko, joten luonnollisesti - ei_kun siis totta maar - vastaamme asiakkaiden kysymyksiin murteilla. Kyllä_näin_on ja ei_sen_väliä.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9618518976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Kuinka muuten menee noin @@ puolueen näkökulmasta? Ei mitään kommenttia olisi?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49316109659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Sitten on tämä klassikko:</text:p>
            <text:p>“Ei tässä renkaassa ole sisäkumia, kun se on tubelessi, tässä renkaassa on_vain niin_kuin ulkokumi.” #murreviikko</text:p>
            <text:p>[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485005016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Vaan liekö kukaan huomannut, että tuossa minun twiitissä, on mennyt vokaalit ja konsonantit sekaisin..</text:p>
            <text:p>#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8463407657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Kuultua #tyrvää’läisessä mm. työvaatteita myyvässä kaupassa:</text:p>
            <text:p>“Kyllä gore-texi on lokakuussa erinomainen!”</text:p>
            <text:p>#murreviikko #sastamala</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8344844741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Ai prk, nythän on murreviikko.</text:p>
            <text:p/>
            <text:p>Minulla kun melkein kolme vuosikymmentä meni noiden pelikoneiden ja kasinoiden kanssa vääntämiseen, niin nytpä minä olenkin alkanut ottaa semmoisen linjan, että enää ei olla hiljaa ja itsekseen.</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7517045579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Digiturvabarometri on vielä auki! Vastaisit siihen! Ei kestä kauhean kauan aikaa eikä ole kamalan vähti, mutta siitä on paljon hyötyä kun fiskaalit pykäävät turvallisempaa digiä.</text:p>
            <text:p/>
            <text:p>#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47503117969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Miten nämä Jyväskylän puolitoistaiset vokaalit pitäisi kirjoittaa?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7480672163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kohta on murreviikko ohi ja hei mitä se sellainen olisikaan jos_ei nyt kerran edes porilainen vähän jostain närkästyisi ja alkaisi vääntää kränää</text:p>
            <text:p/>
            <text:p>että nakkikiskalla tavataan, vittu</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4742800637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urreviikko hämmentää. Minä kun olen kasvanut ja asunut niin monella murrealueella niin mitä murretta minä edes puhun? Laitan saunan lämmitä ja kylven siellä vastalla, mutta tien reunassa on rotvalli, meen kotiin, niin etkö_sinä ymmärrä [emoj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725423511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Tämä on jo vanha: Mistä tietää että Mao Zedong on käynyt Savossa? No Kuopion torilta on löydetty Madon syömä omena.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7186595666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Hyvää perjantaita! Meinaa vähän niin_kuin väsyttää eli pitäisi vissiin kahvia tai teetä lähteä keittelemään. Kivaa murreviikkoa ja viikonloppua kaikille! #murreviikko #kahvia <text:s/>#oulunmurre</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string" calcext:value-type="string">
            <text:p>1.31447024699306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Olet ihan oikeassa, murre ei ole sellaisenaan mikään vitsi. Ihan liian usein murretta tuodaan esille vain huumorimielessä.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6812625651E+018</text:p>
          </table:table-cell>
          <table:table-cell office:value-type="float" office:value="2020" calcext:value-type="float">
            <text:p>2020</text:p>
          </table:table-cell>
          <table:table-cell table:number-columns-repeated="1012"/>
          <table:table-cell table:style-name="Default"/>
        </table:table-row>
        <table:table-row table:style-name="ro6">
          <table:table-cell/>
          <table:table-cell office:value-type="string" calcext:value-type="string">
            <text:p>Fundeeraapa tulisiko mieleen #murrevitsi!</text:p>
            <text:p/>
            <text:p>Minä_en hoksaa vaikka freistaisinkin.</text:p>
            <text:p/>
            <text:p>Minulla_on itsellä enempi semmoinen pyrkimys että omaa kieltä voisi käyttää vakavienkin, ja tavallisten asioiden kertomiseen. Kun se_ei_ole se etteikö osaisi, vaan se että kun ei pruukata.</text:p>
            <text:p/>
            <text:p>#murreviikko #meänkiel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string" calcext:value-type="string">
            <text:p>1.31446758360993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Kaikissahan minä, kaikenlaisissa töissä olen ollut. #murreviikko #veroinf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672276436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murreviikko sujuu ilman että edes yritän, vaikka vähän väärällä murteella. Just lähti työkaverille kutsu projektityöpalsuun.</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5585985081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No ne_on ollut OmaVerossa vasta vuodesta 2018, että sitä aikaisemmat sinulla pitäisi olla itsellä tallessa. Saat sinä ne meiltäkin tilattua, mutta se sitten kustantaa pikkaisen.”</text:p>
            <text:p/>
            <text:p>@@ vastaa murteilla. Tämä toisi kyllä asiakaspalveluun inhimillisemmän sävyn missä vaan!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45237635128E+018</text:p>
          </table:table-cell>
          <table:table-cell office:value-type="float" office:value="2020" calcext:value-type="float">
            <text:p>2020</text:p>
          </table:table-cell>
          <table:table-cell table:number-columns-repeated="1012"/>
          <table:table-cell table:style-name="Default"/>
        </table:table-row>
        <table:table-row table:style-name="ro8">
          <table:table-cell/>
          <table:table-cell office:value-type="string" calcext:value-type="string">
            <text:p>Ai että, nyt on kova!</text:p>
            <text:p/>
            <text:p>#murreviikko</text:p>
            <text:p/>
            <text:p>Kysymys: Ei sen_väliä, mutta milloin ne kuntien verotuksen prosentit tarvitsee ilmoittaa?</text:p>
            <text:p/>
            <text:p>#verotus #verorahoitus #kunnallisver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44787187859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Se onkin jo viides päivä #murreviikko’a. Vieläkö jaksatte? Kerätäänkö tänään vaikka murrevitsejä, sellaisia kuin “Suomen kaunein koirarotu on Turun murre”? Yksi minun isäni suosikeista oli tämä: Ensin mentiin saunaan ja sitten syötiin vasta. Lopuksi pantiin ruuan päälle maata.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469600788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arkkasen poika Wille se osaa näpsäyttää kauniit kuvat Kuopiosta. Ensi viikolla syyslomaa. Kipitelkää Puijolle. Nauttikaa maisemista, juokaa kuppi kahvia ja samalla katsokaa Sohaib Khanin valokuvanäyttely jossa meidän @@ naiset. #murreviikko #Kuopi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4369401926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 @@ @@ Se on sitä kapitalismia se! #murreviikko #takk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383993236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Kuinka sinulta nyt jo pukkaa pötköä? Etkö_sinä syönyt hernesoppaa vasta päivälliseks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361124967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Niin hieno että sinun on ihan pakko alkaa tekemään akkoja yksinäisille miehille Vilperin Perikunnan reseptillä!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2673857133E+018</text:p>
          </table:table-cell>
          <table:table-cell office:value-type="float" office:value="2020" calcext:value-type="float">
            <text:p>2020</text:p>
          </table:table-cell>
          <table:table-cell table:number-columns-repeated="1012"/>
          <table:table-cell table:style-name="Default"/>
        </table:table-row>
        <table:table-row table:style-name="ro9">
          <table:table-cell/>
          <table:table-cell office:value-type="string" calcext:value-type="string">
            <text:p>@@ Sillä kun lappaa soppaa suuhun niin ei lopu heti syömine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252591312E+018</text:p>
          </table:table-cell>
          <table:table-cell office:value-type="float" office:value="2020" calcext:value-type="float">
            <text:p>2020</text:p>
          </table:table-cell>
          <table:table-cell table:number-columns-repeated="1012"/>
          <table:table-cell table:style-name="Default"/>
        </table:table-row>
        <table:table-row table:style-name="ro10">
          <table:table-cell/>
          <table:table-cell office:value-type="string" calcext:value-type="string">
            <text:p>@@ @@ Minulla on ja ollut sellaisia opettajia joista pruukattiin sanoa että oltiin psykon tunnilla! Kyllä maailma on pien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1277427791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Nimimerkki Ano Nyymi laittoi yksityisviestiä ja kysyi että mikä sinä olet tuollaista sanomaan. No minä kerron: mänty koivu on sellaisia että erilaiset sienet lahottavat niitä mistä sattuu. Mutta kuusi - se on aina tyvestä laho jos ylipäänsä o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093623960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Kuinka olisi muuten että jos tuhoaisi magnetismin viemällä Väyrys-Paten lähelle noita levyjä? Sillä pyöri kompassin neula sillä_tavalla että siinä on pakko magneettikentän olla yksi sambakarnevaal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0612733779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 @@ Jos tulee siinä määrin maittavaa että alkaa maha kasvaa niin sanokaa ruokarukouksen sijasta selkeällä äänellä:</text:p>
            <text:p>Pasta on magaroni!</text:p>
            <text:p/>
            <text:p>Sitten passaa katsoa kuinka nälkä o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0234227623E+018</text:p>
          </table:table-cell>
          <table:table-cell office:value-type="float" office:value="2020" calcext:value-type="float">
            <text:p>2020</text:p>
          </table:table-cell>
          <table:table-cell table:number-columns-repeated="1012"/>
          <table:table-cell table:style-name="Default"/>
        </table:table-row>
        <table:table-row table:style-name="ro1">
          <table:table-cell table:number-columns-repeated="2"/>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30108600249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 @@ Ei sillä katso ole mitään väliä kun rahvas on sitä mieltä että maski kuin maski. Suojausluokan tihrustaminen ja manuaalin lukeminen on niin vanhanaikaista nykyään. Se on kyllä hienoa että on sellainen kuminauha maskeissa. Kummoinen poru siitä nyt tulisi jos joutuisi ihan itse so,mimaan semmoise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9808865219E+018</text:p>
          </table:table-cell>
          <table:table-cell office:value-type="float" office:value="2020" calcext:value-type="float">
            <text:p>2020</text:p>
          </table:table-cell>
          <table:table-cell table:number-columns-repeated="1012"/>
          <table:table-cell table:style-name="Default"/>
        </table:table-row>
        <table:table-row table:style-name="ro11">
          <table:table-cell/>
          <table:table-cell office:value-type="string" calcext:value-type="string">
            <text:p>@@ Fundeerasi kuinka rikas olisi jos olisi patentoinut sekopäisyyden? P-Amerikastakin saisi valkoisesta talosta kauheat rojaltit!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943878626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Minä fundeeraan niin_paljon_kauheasti että eikö Eirassa ole lainkaan semmoisia kapistuksia kuin meillä on ollut vaikka kuinka kauan. Niitä verotettiin kauan sitten pinta-alan mukaan. Ikkunoita verotettiin ja pinta-alan mukaan mutta minä tarkoitan peiliä!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893079942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 @@ @@ @@ Niin aina. Sikseen - niin_kuin V-Suomessa pruukataan sano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862669477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Minun lapseni on tulossa kotiin. Ai kun minä toivon jotta hän matkustaa turvallisesti eikä tuo meille mitään tauteja sieltä Hämeestä.</text:p>
            <text:p/>
            <text:p>#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26947632669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 Minä olin siellä kanssa. Huomasitko? Näet koko päivän paiskin hommia siellä vuorovaikutusvyöhykkeellä. #mansesta_näet #murreviikko #tampereen_kiel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42682537038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Se on ihan hyvä syy. Minulla on sellainen ongelma sen putiikin osalta kun pitäisi olla melkein hitsarinlasi silmien edessä että_ei evankelinen valo aivan häikäise. Mutta_kun ne päässä ei näe kulkea ja kakkulat ei passaa yhteen kaasumaskin kanss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6808016456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Niin aina! Sinä sen sanoit! Kahta en vaihda: toinen on puhelinmarkkinointikielto ja toinen on…</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6198258599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Mitä vilunkia sinä olet mennyt tekemään kun piti mennä käymään piruntorjuntapatteriston staabiss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26143373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 No pitää tietenkin muistaa että nuo kartat kuvaavat aina vanhoja murteita, monien kymmenien vuosien takaista tilannetta. Onhan näin kätevä sanontatapa ehkä voinut levitä laajemmalle.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2498357726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 @@ @@ @@ Ihan mahdottoman upeita luikautuksia täällä Luikauttimessa! Jotta ei voi sanoa etteikö osattaisi puhua aiheesta ja aiheen vierestä. #murreviikko @@ @@ @tapiomaatta</text:p>
            <text:p>Olisiko meidän rehtorilla Määtällä mitään lisäämistä tähän?[emoj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235194229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Ihan mahdottoman upeita murre-aiheisia luikautuksia täällä Luikauttimessa!  @@ #murreviikko @@ @@ Olisiko meidän rehtorilla Määtällä mitään lisäämistä tähän?</text:p>
            <text:p>[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2324279932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Näyttääkin nyt valitettavasti siltä, että_ei #pormestarimalli’a saada tällä valtuustolla valmiiksi, mutta päätöksen siirtäminen ja jättäminen vaaliteemaksi ei ole järkevää. Joku päätös valtuuston hallintosäännöstä tehtävä. 4/4 #lahti #lahtivaltuusto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15658949073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Toisaalta, kokoomuksen kannatus ei ole näyttänyt nousevan ja Lahdessa ne on tänä vuonna menettänyt jo kaksi valtuutettua perussuomalaisille, jotka on koko ajan vastustanut #pormestarimalli’a. Pelko äänien ja ehdokkaiden valumisesta PS:lle on aito. 3/4* #lahti #lahtivaltuusto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15658821161E+018</text:p>
          </table:table-cell>
          <table:table-cell office:value-type="float" office:value="2020" calcext:value-type="float">
            <text:p>2020</text:p>
          </table:table-cell>
          <table:table-cell table:number-columns-repeated="1012"/>
          <table:table-cell table:style-name="Default"/>
        </table:table-row>
        <table:table-row table:style-name="ro2">
          <table:table-cell/>
          <table:table-cell office:value-type="string" calcext:value-type="string">
            <text:p>Just maanantaina perustettiin valtuustossa tilapäinen valiokunta arvioimaan kahden kokoomusvaltuutetun luottamusta. Tuon päätöksen valossa voisi ajatella tämän irtioton olevan kosto ja erityisesti demareita kohtaan. 2/4*</text:p>
            <text:p>#lahti #lahtivaltuusto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15658707494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Lahden kokoomus ilmoitti eilen irtautuvansa #pormestarimalli’sta. Tiedotteen suurin kritiikki kohdistuu SDP:een eikä niinkään pormestarimalliin. En ole täysin yllättynyt vaikka näin rajua irtiottoa en osannut aavistaa. 1/4* #lahti #lahtivaltuusto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string" calcext:value-type="string">
            <text:p>1.31415658582494E+018</text:p>
          </table:table-cell>
          <table:table-cell office:value-type="float" office:value="2020" calcext:value-type="float">
            <text:p>2020</text:p>
          </table:table-cell>
          <table:table-cell table:number-columns-repeated="1012"/>
          <table:table-cell table:style-name="Default"/>
        </table:table-row>
        <table:table-row table:style-name="ro5">
          <table:table-cell/>
          <table:table-cell office:value-type="string" calcext:value-type="string">
            <text:p>Kuulostaa tutulta? [emoji]</text:p>
            <text:p/>
            <text:p>Omaa ajattelua rajoitetaan usein sillä kun päällysihmiset vahtii joka ripsausta mihin aikasi käytät</text:p>
            <text:p/>
            <text:p>#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14162180667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Kerran minä en meinannut saada keksittyä esitelmässä yleiskielistä selitystä punteille. Hetken jalkoihin tuijottelun jälkeen minä sitten keksin niiden olevan lahkeet.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string" calcext:value-type="string">
            <text:p>1.31412387523248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Pahki on niin hyvä sana, vaikea ymmärtää miten ihmiset voi tulla toimeen ilman sitä [emoji]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1213847176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 Tästä kartasta näkee missä tätä “käyn lehdet” ilmausta on vanhoissa murteissa käytetty: [url] On sitä ollut muuallakin kuin Pohjois-Karjalassa mutta itselleni ei ole Kainuusta tuttu. Ja onhan tämä voinut levitä laajemmalle myöhemmin.</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11877472393E+018</text:p>
          </table:table-cell>
          <table:table-cell office:value-type="float" office:value="2020" calcext:value-type="float">
            <text:p>2020</text:p>
          </table:table-cell>
          <table:table-cell table:number-columns-repeated="1012"/>
          <table:table-cell table:style-name="Default"/>
        </table:table-row>
        <table:table-row table:style-name="ro6">
          <table:table-cell/>
          <table:table-cell office:value-type="string" calcext:value-type="string">
            <text:p>Miten voit osallistua uuden iPadin arvontaan? No, mepä kerrotaan!</text:p>
            <text:p>1. Ole meidän POP Pankin asiakas. [emoji]</text:p>
            <text:p>2. Autotallistasi pitäisi löytyä jonkunlainen pirssi.[emoji]</text:p>
            <text:p>3. Räknää pirssivakuutukselle hinta ja käy täyttämässä kysely.[emoji]</text:p>
            <text:p/>
            <text:p>[url]</text:p>
            <text:p/>
            <text:p>#murreviikko #paikallinenpankk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string" calcext:value-type="string">
            <text:p>1.31411405049893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Neljäs päivä #murreviikko’a Tänään kysyn että onko muillekin käynyt niin että luulette jonkin sanan olevan yleiskieltä ja sitten selviää että ei olekaan. Minulla tällaisia sanoja ovat esimerkiksi sanko ja luuttu (yleiskielessä onkin sanko ja luuttu).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41121552649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inä olen taas värkännyt käden- ja varpaanlämmittimiä #Asunnottomienyö|tä varten. Olen pruukannut antaa ne @EHYTry|lle, vaan he ei nyt organisoi jakelua, kun on tuo #koronakehveli. Juolahtaako mieleesi muuta tahoa isolla kylällä (Hki), jonne minä voisin niitä viedä?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string" calcext:value-type="string">
            <text:p>1.31408267184112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Kyllä tänään työpäivä meni nopsasti, kun oli kaikenlaista hommantouhua ja piti palaveerata vaikka mistä. Yhtään kekkeruusia ei tullut vastaan ja hommat hoitui noileasti. Semmoista kiirusta on pitänyt, että telkkariakaan en ole ehtinyt töllätä lainkaan #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393575082468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murreviikko En minä oikeastaan mitään murretta oikein puhu, Hämeestä olen kotoisin. Yksi turkulainen kyllä huomasi opiskelijabileissä että_en puhu turkulaisittain, mutta jostain syystä luuli että olen Pohjanmaalta.</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393049884724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Otatko sinä kahvia, ennen_kuin lähdetään metsään?” “Ei minua varten tarvitse. Katsopa_kun minä join justiin koton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string" calcext:value-type="string">
            <text:p>1.31392420283613E+018</text:p>
          </table:table-cell>
          <table:table-cell office:value-type="float" office:value="2020" calcext:value-type="float">
            <text:p>2020</text:p>
          </table:table-cell>
          <table:table-cell table:number-columns-repeated="1012"/>
          <table:table-cell table:style-name="Default"/>
        </table:table-row>
        <table:table-row table:style-name="ro3">
          <table:table-cell/>
          <table:table-cell office:value-type="string" calcext:value-type="string">
            <text:p>@@ @@ Minun_mielestä kyllä tuommoinen kieli vaatii puhujaltansa kamalan paljon. Täytyy olla kauhean nopea suustansa. Murreviikon hengessä tässä mennää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string" calcext:value-type="string">
            <text:p>1.31392189147687E+018</text:p>
          </table:table-cell>
          <table:table-cell office:value-type="float" office:value="2020" calcext:value-type="float">
            <text:p>2020</text:p>
          </table:table-cell>
          <table:table-cell table:number-columns-repeated="1012"/>
          <table:table-cell table:style-name="Default"/>
        </table:table-row>
        <table:table-row table:style-name="ro4">
          <table:table-cell/>
          <table:table-cell office:value-type="string" calcext:value-type="string">
            <text:p>@@ Hesasta muutin Varkauteen v.95. Kun palasin Hkiin tätini luo kylään, hän pyysi käymään kauppaan. Vastasin että en kahtaa käydä. Sitten vatvottiin mitä tarkoitin. Sitten vasta tajusin että suomessa on murretta. Kieli tarttunut eniten puhumalla.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string" calcext:value-type="string">
            <text:p>1.31392068571939E+018</text:p>
          </table:table-cell>
          <table:table-cell office:value-type="float" office:value="2020" calcext:value-type="float">
            <text:p>2020</text:p>
          </table:table-cell>
          <table:table-cell table:number-columns-repeated="1012"/>
          <table:table-cell table:style-name="Default"/>
        </table:table-row>
        <table:table-row table:style-name="ro1">
          <table:table-cell/>
          <table:table-cell office:value-type="string" calcext:value-type="string">
            <text:p>@@ Kiitosta vain, tarvitsee taas sitten ottaa osaa. Karmean kiva juttu, tattista vain.</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724319175797E+018" calcext:value-type="float">
            <text:p>1.44724319175797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Siinähän se on murreviikko taas mennyt. Kiitokset kaikille mukana olosta ja vuoden päästä uudestaan, eikö niin?</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720456553165E+018" calcext:value-type="float">
            <text:p>1.4472045655316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ko päättyy maailman mielenterveyspäivään. Saa juhlistaa ja koreilla, mutta auttaakin passaa vaikkapa höllentämällä kukkaronnyörejä jos vain suinkin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708395837474E+018" calcext:value-type="float">
            <text:p>1.4470839583747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on kunniaksi #eurajokinen hetki per päivä. Viimeisenä lämpöinen muisto varhaisteini-iästä: “Lainaa sinä vaarin tillukkaita, kun kyllä ne sinulle jo sopii.”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708322155708E+018" calcext:value-type="float">
            <text:p>1.4470832215570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ä eilen hankin ajankohtaista lukemista murreviikon viikonlopulle.</text:p>
            <text:p/>
            <text:p>#murreviikko #akuankka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676310540981E+018" calcext:value-type="float">
            <text:p>1.44676310540981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Me täällä Tampereella ollaan edelläkävijöitä ja rakennetaan jo tulevaisuutta! Tässä meidän rehtori Tapio Kujalan mietteitä.</text:p>
            <text:p/>
            <text:p>#Murreviikko</text:p>
            <text:p>[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676237599099E+018" calcext:value-type="float">
            <text:p>1.4467623759909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urreviikon ja siskoni häiden kunniaksi #eurajokinen hetki per päivä. Ajalta, jolloin ajokorttini oli tuore ja kuskasin sukulaisiani enemmänkin. Isäni: “Aja sinne oven eteen vain, kun tulee niitä krämppikonttisia.”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672083373346E+018" calcext:value-type="float">
            <text:p>1.44672083373346E+018</text:p>
          </table:table-cell>
          <table:table-cell office:value-type="float" office:value="2021" calcext:value-type="float">
            <text:p>2021</text:p>
          </table:table-cell>
          <table:table-cell table:number-columns-repeated="1012"/>
          <table:table-cell table:style-name="Default"/>
        </table:table-row>
        <table:table-row table:style-name="ro8">
          <table:table-cell/>
          <table:table-cell office:value-type="string" calcext:value-type="string">
            <text:p>#murreviikko kunniaksi vanha Alias-anekdootti:</text:p>
            <text:p/>
            <text:p>Minä (pohjoiskarjalainen): *nostan kortin jossa sana SOKKOTREFFIT*</text:p>
            <text:p>Minä: No tämä on semmoinen kun on kaksi ihmistä eikä ne tunne toisiaan ja sitten ne tapaa toisensa ja…</text:p>
            <text:p/>
            <text:p>Pari (jyväskyläläinen): SALAMURH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665397755535E+018" calcext:value-type="float">
            <text:p>1.4466539775553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text:s/>Minusta on aika helppo lukea eri murteita, mutta itse kun kirjoittaa niin pitää miettiä, että kuinka tarkasti sitä viitsii transkriboida.</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54009338948E+018" calcext:value-type="float">
            <text:p>1.4465400933894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un sydämelle on ainakin tehnyt tosi hyvää nähdä eri murteita kirjoitettuina! Olisin itsekin halunnut twiittailla enempi, mutta en sitten ole kehdannut, kun jotkut on sanonut, että #murreviikko on ihan pöljä. :(</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53992225344E+018" calcext:value-type="float">
            <text:p>1.4465399222534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Ei ole tyhmempi slogan almamaterilla. Hitaana pohjoispohjalaisena äkkäsin vasta junassa kun kotiin menossa.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51478853693E+018" calcext:value-type="float">
            <text:p>1.44651478853693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Se on #murreviikko! Mitähän minä kirjoittaisin..! Vaikka sen uuden Bondin keskipohjalaiskäännöksen, joka olisi jotakin, että “Ei jouda kuolla”. #notimetodie</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46632410488E+018" calcext:value-type="float">
            <text:p>1.44646632410488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Onhan sitä vähän vaikea lukea, mutta minä kyllä tykkään! Murteet on niin parasta [emoji]</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642883636783E+018" calcext:value-type="float">
            <text:p>1.44642883636783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Kyllä on Pohjanmaallakin taas tällä viikolla keitelty kahvia. Ja otettu kuvia, hiki päässä.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41982653738E+018" calcext:value-type="float">
            <text:p>1.44641982653738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Minä luulen että tässä on kyse myös siitä, miten tunnettu murre on ja montako sitä puhuu vaikka telkkarissa. Kummeli pitää tätä meidän murretta hengissä.</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639091647498E+018" calcext:value-type="float">
            <text:p>1.44639091647498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 Mukavaahan tämä on! Ja mitä se semmoinen höpinä on; ihmisethän lukevat sitä ihan tolkutontakin kirjoitusta, jos siellä vaan jotakin älyä vähänkään välissä on. Kun niitä semmoisia testejä on, että saatko sinä selvää vai et, tiedättehän te? Saati sitten näitä murteita, nämähän on rattoisaa lukemista!</text:p>
          </table:table-cell>
          <table:table-cell office:value-type="string" calcext:value-type="string">
            <text:p>dialect</text:p>
          </table:table-cell>
          <table:table-cell office:value-type="string" calcext:value-type="string">
            <text:p>E</text:p>
          </table:table-cell>
          <table:table-cell office:value-type="string" calcext:value-type="string">
            <text:p>SE</text:p>
          </table:table-cell>
          <table:table-cell office:value-type="float" office:value="1.44638719866899E+018" calcext:value-type="float">
            <text:p>1.44638719866899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 @@ @@ Niin, se melkein pitää ääneen lukea jotta pääsee kärryille että mitä ne meinaavat. Vaan mukavahan se on lukea erilaisia murteitakin.</text:p>
            <text:p>Ja sitten on meitä kaksimurteisia, niin_kuin minä, jonka arkimurre on vaan tätä perushelsinkiläistä minä-sinä-juttu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638672035895E+018" calcext:value-type="float">
            <text:p>1.4463867203589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Näemmä #murreviikko toteutuu melko tolkusti Bluetoothilla. Kletzmeriä ( #kletzmer ) ihan Oulun murteella, mitä nyt yksi kirjoitettu vähän sinne päin. Kolmekymmentäyksi sen pitäisi olla.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38511579445E+018" calcext:value-type="float">
            <text:p>1.44638511579445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 Lisää vain löylyä kiukaalle, ei kun siis lisää vain kaikkia Suomen murteita joka puolelle.</text:p>
            <text:p/>
            <text:p>Joitakin saattaa semmoinen yhtäkkinen kirjava ja monipuolinen murretulva ärsyttää, mutta so not, sanoi mummo hangessa, vai miten se nyt menikään…</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637266572864E+018" calcext:value-type="float">
            <text:p>1.4463726657286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Pidetään niistä pääkopista huolta. Jopa tämmöisen hitaan hämäläisen pää voi ruveta savuamaan ihan huomaamatta.</text:p>
            <text:p>#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637201277617E+018" calcext:value-type="float">
            <text:p>1.44637201277617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Kivaa aivojumppaa!</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636927663035E+018" calcext:value-type="float">
            <text:p>1.44636927663035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urreviikkojen aikana olen usein kuullut että murteella kirjoitettua tekstiä on vaikea lukea ja puhuttua murretta ymmärtää helpommin. Varmasti näin on, koska murteet ovat eläneet puhuttuna. Mutta kyllä näihin murreteksteihinkin voi tottua jos niitä enemmän lukee.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63686702724E+018" calcext:value-type="float">
            <text:p>1.446368670272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on kunniaksi #eurajokinen hetki per päivä. Seminaarin metallityöluokassa kuultua: “Onko sinulla laillisenkokoinen avain lainkaan?” “Täh, siis, voiko se olla laiton?”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635844640894E+018" calcext:value-type="float">
            <text:p>1.44635844640894E+018</text:p>
          </table:table-cell>
          <table:table-cell office:value-type="float" office:value="2021" calcext:value-type="float">
            <text:p>2021</text:p>
          </table:table-cell>
          <table:table-cell table:number-columns-repeated="1012"/>
          <table:table-cell table:style-name="Default"/>
        </table:table-row>
        <table:table-row table:style-name="ro7">
          <table:table-cell/>
          <table:table-cell office:value-type="string" calcext:value-type="string">
            <text:p>Moro! Meille tänne TAMKkiin voi hakea myös tuon avoimen väylän ja siirtohaun kautta. Nyt kuulkaa olisi tarjolla jopa 38 avointa hakukohdetta! Vielä kerkeää, haku päättyy 15. päivä klo 15. Eikö olekin helppo muistaa! Nyt_vain tutustumaan tarjontaan.</text:p>
            <text:p/>
            <text:p>#Murreviikko</text:p>
            <text:p>[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635483514674E+018" calcext:value-type="float">
            <text:p>1.4463548351467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ä se pruukaan praatata joka viikko Tornionlaakson murteella. Yrittänyt löytää kadoksissa olleita sanoja Ämmin ja äijän aikaisia. En vain ole kaikkia löytänytkään, mutta hyvin paljon jo.</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633921952641E+018" calcext:value-type="float">
            <text:p>1.44633921952641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tta se on selvää, että ilman murteita suomen kieli olisi paljon köyhempi [emoji]. Hyvää #murreviikko’n jatkoa! (2/2)</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615265091185E+018" calcext:value-type="float">
            <text:p>1.44615265091185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Nyt on #murreviikko. Minä olen koko viikon miettinyt, että mitä ihmettä minä kirjoittaisin. Kun minä en oikein enää tiedä, mitä murretta minä puhun. Vanhempien kanssa toimitellaan ilmajoeksi. Muuten kai minä puhun lähinnä turun murretta, mutta se on vaan minun adoptiokieli. (1 / 2)</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615179107533E+018" calcext:value-type="float">
            <text:p>1.44615179107533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 . “Mistä sinä tiedät, että jokin ihminen on ekstrovertti? No, se katsoo nähdessänne sinun kenkiäsi eikä omiaan”</text:p>
            <text:p/>
            <text:p>[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608991149764E+018" calcext:value-type="float">
            <text:p>1.4460899114976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ulla teki niin mahdoton kolmihokkaista mieli, että täydyin lähteä kauppaan, vaikka tiesinkin, että_ei suinkaan niitä Helsingissä myydä. No minä että otanpa sitten fleetaa, vaan ei ollut sitäkään. Klassipaketin kanssa palasin kotiin. No, kläpit sentään tykkää. #murreviikko #ruoka</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607023659219E+018" calcext:value-type="float">
            <text:p>1.4460702365921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un kaveri muutti ulkomailta lapsena tuonne Kainuuseen. Oli huvittavaa, kun opetteli kieltä murteiden keskellä. Murre tarttui, mutta toisaalta tarttui väärinkin, kun tuplakonsonantteja meni vääriin kohtiin. Varmasti tuo omat haasteensa murteet!</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99760080564E+018" calcext:value-type="float">
            <text:p>1.4459976008056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 @@ @@ @@ Läpällä tehty. Siinä on freistattu pitää lystiä tuon meidän Väylänvartisten kuuluisan hoon kustannuksella tukkimalla sitä joka paikkaan. Eikä se mitään, kun sen tietää.</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99747077381E+018" calcext:value-type="float">
            <text:p>1.44599747077381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on kunniaksi #eurajokinen hetki per päivä. Toinen mummoni kesäkuulumisineen: “Virtaska kastui kun niiden paatti osui kaksosten kivelle siinä ihan verkkokarin edessä.”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99605824963E+018" calcext:value-type="float">
            <text:p>1.44599605824963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En ole joutanut paljon visertelemään, kun on tuo sisko täällä kylässä Amerikasta käsin ja äitikin tuli eilen junakyydillä kylille. Tiedossa on sukulaisissa ramppaamista ja ankaraa kortinpeluuta!</text:p>
            <text:p>#murreviikko</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99221622108E+018" calcext:value-type="float">
            <text:p>1.44599221622108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Muista tsiigata #tilaajavastuu brujut! #murreviikko #stadinslangi [url]</text:p>
          </table:table-cell>
          <table:table-cell office:value-type="string" calcext:value-type="string">
            <text:p>dialect</text:p>
          </table:table-cell>
          <table:table-cell office:value-type="string" calcext:value-type="string">
            <text:p>W</text:p>
          </table:table-cell>
          <table:table-cell office:value-type="string" calcext:value-type="string">
            <text:p>HE</text:p>
          </table:table-cell>
          <table:table-cell office:value-type="float" office:value="1.44599077365322E+018" calcext:value-type="float">
            <text:p>1.44599077365322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Tänään voisi puhua siitä miten vieraskieliset oppii suomen murteita. Minkälaisia kokemuksia siitä?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9881779033E+018" calcext:value-type="float">
            <text:p>1.4459881779033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Joko muuten @@ on bongannut #murreviikko’n? Entäpä meidän koulutustuen?</text:p>
          </table:table-cell>
          <table:table-cell office:value-type="string" calcext:value-type="string">
            <text:p>dialect</text:p>
          </table:table-cell>
          <table:table-cell office:value-type="string" calcext:value-type="string">
            <text:p>W</text:p>
          </table:table-cell>
          <table:table-cell office:value-type="string" calcext:value-type="string">
            <text:p>NA</text:p>
          </table:table-cell>
          <table:table-cell office:value-type="float" office:value="1.44598610875247E+018" calcext:value-type="float">
            <text:p>1.4459861087524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Kyllä junassa on ihmisen hyvä tehdä töitä rauhassa. Saa mietiskellä ja tuumailla, katsella #maaseutu’a, juoda kahvia ja syödä puuroa. Ja huomenna sitten hyvin valmistautuneena vetämään #järjestökoulutus’ta.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98493041314E+018" calcext:value-type="float">
            <text:p>1.4459849304131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inä tein paahtoleivän ja karpalo-cashew-leivän. Hapanjuurella, tietysti[emoji].</text:p>
            <text:p>#itsetein #murreviikko #martat [url]</text:p>
          </table:table-cell>
          <table:table-cell office:value-type="string" calcext:value-type="string">
            <text:p>dialect</text:p>
          </table:table-cell>
          <table:table-cell office:value-type="string" calcext:value-type="string">
            <text:p>E</text:p>
          </table:table-cell>
          <table:table-cell office:value-type="string" calcext:value-type="string">
            <text:p>SE</text:p>
          </table:table-cell>
          <table:table-cell office:value-type="float" office:value="1.44583377449998E+018" calcext:value-type="float">
            <text:p>1.44583377449998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amp;lt;3!</text:p>
            <text:p/>
            <text:p>#Verottaja goes #murreviikko.</text:p>
            <text:p/>
            <text:p>Meillä_on maailman paras verokarhu. Oikein semmoinen pörheä, pehmeä nallukka, niin! [url]</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79165788305E+018" calcext:value-type="float">
            <text:p>1.4457916578830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inulla ei ole usein täällä sanottavaa, mutta nyt käyn väittämässä, että minä olen Oulun murteen lähettiläs täällä Keski-Suomessa. #murreviikko</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76911258033E+018" calcext:value-type="float">
            <text:p>1.44576911258033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Ja katso, asia on sillä_tavalla kuin haastettiin tarkastuksella. Useasti käy sillä_viisiin että lakia ei ole noudatettu ajallaan. Minulle on annettu valta valvoa tätä asiaa täällä etelä-karjalassa ja muuallakin. #tilaajavastuu #murreviikko #ekarjala [url]</text:p>
          </table:table-cell>
          <table:table-cell office:value-type="string" calcext:value-type="string">
            <text:p>dialect</text:p>
          </table:table-cell>
          <table:table-cell office:value-type="string" calcext:value-type="string">
            <text:p>E</text:p>
          </table:table-cell>
          <table:table-cell office:value-type="string" calcext:value-type="string">
            <text:p>SE</text:p>
          </table:table-cell>
          <table:table-cell office:value-type="float" office:value="1.44571152766791E+018" calcext:value-type="float">
            <text:p>1.44571152766791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Meidän fyssariopiskelijat ja ruotsinkielisen @ArcadaUAS’n opiskelijat etäili yhdessä keväällä. Opiskelijat puhui sekä suomea että ruotsia, ja tekivät yhdessä harjoituksia. Mitä sanotte, pitäisikö opintoihin lisätä tampereen murre?</text:p>
            <text:p>#TAMK #Arcada #Murreviikko</text:p>
            <text:p>[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70942186727E+018" calcext:value-type="float">
            <text:p>1.4457094218672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Tänään minä olen palaveerannut työsuojelutarkastajien .@@ ja .@@ ja muutaman muun ne_olikaan kanssa että miten me nyt oikein lähetettäisiin nuo tarkkarit sähköpostissa, mitä kaikkea tarvitsisi ottaa huomioon #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70866530284E+018" calcext:value-type="float">
            <text:p>1.44570866530284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Joku murreviikko nyt?</text:p>
            <text:p/>
            <text:p>Talvikelit tulossa. En perusta lookaamisesta, katso_kun looka pruukaa käydä kopiksi kiviin.</text:p>
            <text:p/>
            <text:p>(Juu en 18 vuoden aikana ehtinyt tuota murretta kunnolla oppia)</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70394401815E+018" calcext:value-type="float">
            <text:p>1.4457039440181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ko kunniaksi ehdotan uuden James Bond-elokuvan savokarjalaiseksi väännökseksi: Kun ei tässä edes kuolla ehdi!</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70014623525E+018" calcext:value-type="float">
            <text:p>1.44570014623525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ä olen kanssa yksi junttapulla, kun minä unohdin kiittää .@@ :sta hienon seminaarin järjestämisestä. Kiitos sinulle kauheasti kun pidät meidät ajan_tasalla näistä asioista.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67636209048E+018" calcext:value-type="float">
            <text:p>1.44567636209048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Juu näin on. Semmoisen kekkeruusin sanomisilla ei ole mitään väliä #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67553926032E+018" calcext:value-type="float">
            <text:p>1.44567553926032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ä en ole vielä törmännyt siihen että joku olisi minun murteesta kateellinen. Kun en tiedä puhunko edes enää murretta vai tavallista puhekieltä vain murteella höystettynä. Mutta minun mielestä meidän murteessa on kaikkein kauneimmat pronominit: minä, sinä, hän, me, te, he. [emoji] [url]</text:p>
          </table:table-cell>
          <table:table-cell office:value-type="string" calcext:value-type="string">
            <text:p>dialect</text:p>
          </table:table-cell>
          <table:table-cell office:value-type="string" calcext:value-type="string">
            <text:p>E</text:p>
          </table:table-cell>
          <table:table-cell office:value-type="string" calcext:value-type="string">
            <text:p>SE</text:p>
          </table:table-cell>
          <table:table-cell office:value-type="float" office:value="1.44564655597797E+018" calcext:value-type="float">
            <text:p>1.44564655597797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Yritän tässä juuri tuottajalleni argumentoida, että koska on murreviikko, meikäläisen kuuluisi haastella ihan helvetin leveää savoa jonain päivänä.</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64265966669E+018" calcext:value-type="float">
            <text:p>1.44564265966669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on kunniaksi #eurajokinen hetki per päivä. Lähikauppaan minut lähetetty usein sanoilla: “Maitoa, leipää ja juustoa.”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63367050566E+018" calcext:value-type="float">
            <text:p>1.44563367050566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 Meitä on minunlaisia jotka ovat keskisuomalaisten vanhempien Uudellamaalla tekemiä ja Satakunnassa kasvattamia. Aikuisikä on mennyt lähinnä Pirkanmaalla.</text:p>
            <text:p>Pitäisikö tässä vääntää viitasaarelaista, säksättää kuin porilainen vai onko se parempi vain alkaa tamperelaiseksi?</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62708530156E+018" calcext:value-type="float">
            <text:p>1.44562708530156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Minun_mielestä kieli kertoo kamalan paljon. Jotkut puhuu hienosti vaikka nyt savoa ja jotkut taas porilaista. Työasioista voi puhua ilmankin, mutta minun puhe kääntyy aina tampeeksi viimeistään silloin kun_minä puhun jääkiekosta!</text:p>
            <text:p>#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62691044942E+018" calcext:value-type="float">
            <text:p>1.44562691044942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inulla murteen puhuminen vaatii kaveria. Savo menee aivoissa päälle, jos muutkin puhuu savoa. Yksinäni puhun tylsää yleiskieltä. #murreviikko</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62669604918E+018" calcext:value-type="float">
            <text:p>1.4456266960491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Yksi tuttu kehitti sellaisen termin kuin “murrekateus”. Kaikilla muilla on kuulemma takataskussa murre, jota voi sitten murreviikolla käyttää, ja hän sanoi olevansa kateellinen tästä. Ovatko asenteet murteita kohtaan muuttuneet, kun murre aiheuttaa tällaisia tunteita?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62501736708E+018" calcext:value-type="float">
            <text:p>1.4456250173670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Lukaisin sattumoisin täältä twitterversumista, että meneillään on #murreviikko . Niin hihkaisenpa vain, että meinasin valmistautua kohta_puoliin seuraavaa Petrocultures-seminaaria varten katselemalla käsiini semmoisen opuksen kuin Carbon Democracy.</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62428504159E+018" calcext:value-type="float">
            <text:p>1.44562428504159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Olethan sinä jo hakenut meidän @@ koulutustukea tai ainakin testannut laskuria? #murreviikko #järjestökoulutus [url]</text:p>
          </table:table-cell>
          <table:table-cell office:value-type="string" calcext:value-type="string">
            <text:p>dialect</text:p>
          </table:table-cell>
          <table:table-cell office:value-type="string" calcext:value-type="string">
            <text:p>W</text:p>
          </table:table-cell>
          <table:table-cell office:value-type="string" calcext:value-type="string">
            <text:p>NA</text:p>
          </table:table-cell>
          <table:table-cell office:value-type="float" office:value="1.44562083323841E+018" calcext:value-type="float">
            <text:p>1.44562083323841E+018</text:p>
          </table:table-cell>
          <table:table-cell office:value-type="float" office:value="2021" calcext:value-type="float">
            <text:p>2021</text:p>
          </table:table-cell>
          <table:table-cell table:number-columns-repeated="1012"/>
          <table:table-cell table:style-name="Default"/>
        </table:table-row>
        <table:table-row table:style-name="ro7">
          <table:table-cell/>
          <table:table-cell office:value-type="string" calcext:value-type="string">
            <text:p>Jos Pulp Fiction tapahtuisi Turussa.</text:p>
            <text:p>- Sano “kuinka” vielä kerran.</text:p>
            <text:p>- Kuinka?</text:p>
            <text:p>- Sano “kuinka” vielä. Et sinä mitään “kuinka” sanoisi vielä kerran! Sano “kuinka” vielä yhden jumalan kerran!</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61686829579E+018" calcext:value-type="float">
            <text:p>1.4456168682957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Mitä, pitääkö selvitykset säilyttää? #tilaajavastuu #savo #murreviikko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60724373142E+018" calcext:value-type="float">
            <text:p>1.44560724373142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 Metsässä on mukavaa</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46196219687E+018" calcext:value-type="float">
            <text:p>1.4454619621968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ukavaa tiistai-iltaa koko Twitter-kansalle! Nyt_vietetään murreviikkoa että ei_kun kahvia ja pullaa vain sen kunniaksi! Hienoa, kun on tämmöisiä murteen elvyttämisviikkoja[emoji] #nivala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45897457315E+018" calcext:value-type="float">
            <text:p>1.4454589745731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Voitko_sinä selittää mitä nuo kehtuuttaa ja kopeuttaa tarkoittavat? Eihän tuosta saa mitään selvää.</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45148491774E+018" calcext:value-type="float">
            <text:p>1.4454514849177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Harvoin se saa verotus ihmisen hymyilemään, mutta nyt saa! Tämä on hyvä[emoji][emoji]! #murreviikko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4472500129E+018" calcext:value-type="float">
            <text:p>1.445447250012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 Dee-kirjain. Made kun on padassa niin sitten tohdin kuluttua syömään.</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4410661409E+018" calcext:value-type="float">
            <text:p>1.445441066140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Onko mitään lappuja? #tilaajavastuu #murreviikko #turku [url]</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42620374626E+018" calcext:value-type="float">
            <text:p>1.44542620374626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urreviikko @murreviikko</text:p>
            <text:p>Haaste! Mitkä on teille hauskimpia/omalaatuisimpia/suussa kivasti istuvimpia, teidän omia lempparisanoja teidän murteella/puhekielellä? Minä aloitan! [emoji]</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41842821972E+018" calcext:value-type="float">
            <text:p>1.44541842821972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table:style-name="ce2" office:value-type="string" calcext:value-type="string">
            <text:p>3/3 Ja jos nämä eivät vielä tästä auennut, niin älä hyvä ihminen luovuta. Katso tuosta alta vielä meidän arvovideo. Siinä on liikkuvaa kuvaa ja selkokieltä. Ja pistä hakemusta tulemaan. Tiedä vaikka pääsisit haastateltavaksi.</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8455391747E+018" calcext:value-type="float">
            <text:p>1.44538455391747E+018</text:p>
          </table:table-cell>
          <table:table-cell office:value-type="float" office:value="2021" calcext:value-type="float">
            <text:p>2021</text:p>
          </table:table-cell>
          <table:table-cell table:number-columns-repeated="1012"/>
          <table:table-cell table:style-name="Default"/>
        </table:table-row>
        <table:table-row table:style-name="ro12">
          <table:table-cell/>
          <table:table-cell table:style-name="ce2" office:value-type="string" calcext:value-type="string">
            <text:p>2/3 Jaa mitkä ne meidän arvot sitten on? No ne on_nämä:</text:p>
            <text:p/>
            <text:p>Kyllä me nyt rohjetaan.</text:p>
            <text:p/>
            <text:p>Meidän pipo ei kiristä.</text:p>
            <text:p/>
            <text:p>Kyllä me toisistamme huolehditaan.</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8414601301E+018" calcext:value-type="float">
            <text:p>1.44538414601301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table:style-name="ce2" office:value-type="string" calcext:value-type="string">
            <text:p>1/3 Nyt vietetään #murreviikko a. Vaikka pirkanmaalainen ollaankin, niin sen_verran ollaan kosmopoliitteja että meille kelpaa junantuomatkin. Tampereen kielen puhuminen ei meillä Tuomessa ole pakollista, mutta kovasti toivottaisiin että meidän arvot sykähdyttäisi jotain tuolla rinta-alassa.</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8380083857E+018" calcext:value-type="float">
            <text:p>1.44538380083857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Opo hei, tule nyt ihan itse katsomaan: #Oposeminaari 8.10.2021 klo 9-14.15 #Murreviikko #OpintoOhjaaja Ilmoittaudu mukaan tapahtuman sivuilta: [url]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8077243784E+018" calcext:value-type="float">
            <text:p>1.44538077243784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Vaan oliko se #murreviikko? No toki, kyllähän sitä saattaa kainuuksikin välillä twiitata. Vaikka en minä millään ikää näin leveää kainuuta arkipäiväisesti puhelekaan.</text:p>
            <text:p/>
            <text:p>Enemmänhän sitä tarvittaisiin arvostusta murteillekin. Tympäisee kun pidetään jotenkin sivistymättömänä näitä.</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37999110201E+018" calcext:value-type="float">
            <text:p>1.44537999110201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inun täytyy kyllä myöntää että ei minulla oikein ole mitään kontrollia siihen mitä murretta minä puhun, satunnaiset porit kuulen usein itsekin mutta muuten olen ihan epätietoinen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7536466716E+018" calcext:value-type="float">
            <text:p>1.44537536466716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Jaa minä vai? Minä mitään murretta puhu</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7141783138E+018" calcext:value-type="float">
            <text:p>1.44537141783138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Kyllä tämä on ihan mahdottoman hyvä, että verottajakin on huomannut, että nyt on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7015156673E+018" calcext:value-type="float">
            <text:p>1.44537015156673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minä ainakin puhun nykyään paljon enemmän tätä turun murretta kuin lapsena. kyllä minä pienenä taisin puhua joko semmoista varsinais-suomen peruspuhekieltä tai sitten vallan kirjakieltä kun se oli minun mielestä niin paljon hauskaa. tietysti sitten pienenä mummolassa käydessä puhuttiin paljon karjalan murretta. [url]</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630150088E+018" calcext:value-type="float">
            <text:p>1.445363015008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ä en ole jotenkin ikänä kiinnittänyt omaan puheenparteen huomiota, muistan vain kun pienestä pitäen aina sukulaisissa minun murre vahveni. Sen huomasi kun serkut ja isovanhemmat puhui eri_lailla (/”vahvemmin”) kuin itse, niin sitten itsekin alkoi vääntää. ja väännän yhä [url]</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5978293691E+018" calcext:value-type="float">
            <text:p>1.44535978293691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mutta niin kuin tattista vain siihen suuntaan @murreviikko! murteet on ihana juttu, tosi kiva kun tällaista järjestetään [emoji] saisi kyllä olla enemmänkin jos minulta kysytään [emoji] mutta toisaalta, minä nyt olen tämmöinen kun tykkää kiinnittää toisten murteisiin huomiota (ja omaan kanssa, kun niin_kuin mikä ihme lounaissuomimix tämäkin on)</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5922316095E+018" calcext:value-type="float">
            <text:p>1.44535922316095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urreviikko on_muuten mun lempiasia twitterissä tällä viikolla. Vasta kun oikein yritän kirjoittaa sillä_tavalla kuin minä oikeasti puhunkin, niin huomaan että kuinka murteella minäkin oikeasti loppu_viimeksi väännän.</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5306195895E+018" calcext:value-type="float">
            <text:p>1.44535306195895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Tämä on karmean kiva. Kiitos .@@ #murreviikko .@@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5020339408E+018" calcext:value-type="float">
            <text:p>1.44535020339408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Se on meinaan sillä_tavalla että kyllä hesalaistuneen sydänhämäläisen ärrät pärisevät paljon enemmän sitten kun_on toisten tamperelaisten kanssa puheissa. Ketkä muut täällä twitterissä on Tampereelta tai jostain sieltä kotoisin?</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3543847083E+018" calcext:value-type="float">
            <text:p>1.44533543847083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Junantuomat erottaa täällä siitä, että yksikään tamperelainen ei sano “nääs” eikä “Manse”.</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352184628E+018" calcext:value-type="float">
            <text:p>1.4453352184628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Päivä on mennyt ihan tiedolla_johtamisen ja tietojohtamisen kanssa. Aamulla olin följyssä .@@ kanssa .@@ seminaarissa ja nyt mietin .@@ ja .@@ ja .@@ .@@ sekä monen muun innokkaan kanssa että mitä tuolle ESR-hommalle tarvitsisi tehdä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3342862332E+018" calcext:value-type="float">
            <text:p>1.44533342862332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Minä fundeerasin semmoisia, että jos maar kaikki italialaiset on kumminkin veronalaisia niin mitä me suomalaiset sitten ollaan? #murreviikko #asiakaspalvelu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32591537918E+018" calcext:value-type="float">
            <text:p>1.4453259153791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eillä täällä Melassa väännetään monenlaisia murteita joka puolelta Suomea, mutta valitaan nyt tällä kertaa Pohjanmaan murre kun se on niin selkeä eikä kenellekään jää mitään epäselvää mitä on sanottu. #murreviikko</text:p>
          </table:table-cell>
          <table:table-cell office:value-type="string" calcext:value-type="string">
            <text:p>dialect</text:p>
          </table:table-cell>
          <table:table-cell office:value-type="string" calcext:value-type="string">
            <text:p>W</text:p>
          </table:table-cell>
          <table:table-cell office:value-type="string" calcext:value-type="string">
            <text:p>SO</text:p>
          </table:table-cell>
          <table:table-cell office:value-type="float" office:value="1.44532056887047E+018" calcext:value-type="float">
            <text:p>1.4453205688704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un murre tulee heti esiin kun praataan jonkun perheenjäsenen kanssa, mutta en minä sitä turkulaisille oikein osaa puhua. Se on minusta visto kun omat lapset sanoo että “katsoin ja tipuin” tai kysyy että “ketä haluaa ulos?” [emoji] #murreviikko</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30596195098E+018" calcext:value-type="float">
            <text:p>1.4453059619509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Eilen kun osa somesta oli jumissa ja ihmettelin sitä, minä tulin Twitteriin katsomaan, mitä täällä puhutaan siitä ja täällä olikin murreviikko kovassa vauhdissa. Voi kauhea paikka, kun se meinasi mennä ohi! Onneksi vielä kerkeän. #murreviikko #kieli</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3040147537E+018" calcext:value-type="float">
            <text:p>1.4453040147537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No nyt! Minä hytkyn jo meinaan naurusta kun minä odotan teidän fiksusti muotoiltuja kysymyksiä. Murteet on vaan niin hienoja, muutkin kuin Tampereen kieli. #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30012906659E+018" calcext:value-type="float">
            <text:p>1.4453001290665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uistan, kun lukion äikänope joutui sanomaan meille, että televisio kirjoitetaan ihan oikeasti televisio eikä telvisio. Jotkut meistä luuli että se toinen e on vain murretta, niin kuin ‘pelkäätkö sinä’. Mutta kyllä minä sen jo tiesin kun olin niin fiksu.</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29387662604E+018" calcext:value-type="float">
            <text:p>1.4452938766260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ä muistan, kun kesätöissä etelässä hoksasin, että kaikki muut puhuu ihan oudosti ja minä olin ainoa tolkun ihminen. :D Totta sitä kakarana jo ainakin välivokaaleja viljeltiin ja sanottiin -oa/-eä (maitoa, hirveä). “Voitko_sinä alkaa” oli se lause, millä haettiin kaveri leikkimään.</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2913862957E+018" calcext:value-type="float">
            <text:p>1.445291386295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ä olin lapsena paljon vanhojen sukulaisten luona. Siellä puhuttiin murretta, mutta ei se minuun tarttunut. Vasta rippikoulussa joutui murretta puhuvien nuorten ihmisten sekaan niin että alkoi itsekin puhua.</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29010171886E+018" calcext:value-type="float">
            <text:p>1.44529010171886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 En minä ole Suomessa asunut muualla kuin tässä Oulun ympäristössä (ulkomailla paljon enemmän). Mutta en minä puhdasta Oulun murretta puhu, vaan isovanhempien puheesta on tullut keskipohjalaispiirteitä. Etelän lomamatkoilla ei tarttunut mitään murteita, kun minusta ne kuulosti ihan pöljiltä.</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28672285039E+018" calcext:value-type="float">
            <text:p>1.4452867228503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Lapsena minulla oli hirveen voimakas murre. Päiväkodissa nauroivat aina hoitajat sille ja 14 vuotta myöhemmin nauroivat siskonikin samanlaiselle puheelle. Koulussa sitten heikkeni oma murre, mutta kylläpä sen vieläkin heti huomaa varsinkin semmoiset, jotka ei itse savoa haasta.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8380486063E+018" calcext:value-type="float">
            <text:p>1.44528380486063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Olen asunut ikäni murteiden risteämiskohdassa, minkä takia Kainuun murre ei ole ollut sitä leveintä. Mutta kyllä lapsena jo sitä puhuttiin murteilla. Armeijassa huomasi vasta, että miten murteella puhuukaan, kun tuli muualta poppoot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7991304135E+018" calcext:value-type="float">
            <text:p>1.44527991304135E+018</text:p>
          </table:table-cell>
          <table:table-cell office:value-type="float" office:value="2021" calcext:value-type="float">
            <text:p>2021</text:p>
          </table:table-cell>
          <table:table-cell table:number-columns-repeated="1012"/>
          <table:table-cell table:style-name="Default"/>
        </table:table-row>
        <table:table-row table:style-name="ro7">
          <table:table-cell/>
          <table:table-cell office:value-type="string" calcext:value-type="string">
            <text:p>@@ @@ @@ Oho! Melko kauheasti hoota. Ei niitä nyt ihan päntiönään pidä panna. Näyttää enemmän siltä kuin olisi viinapäissään kirjoittanut, kun on niin paljon -sh-yhdisteitä.</text:p>
            <text:p/>
            <text:p>Vaan hyvää se on tarkoittanut. Eikä ole omankaan murteen kirjoittaminen helppoa, sen olen #murreviikko n aikana hoksannut.</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27832457454E+018" calcext:value-type="float">
            <text:p>1.44527832457454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urreviikon kunniaksi #eurajokinen hetki per päivä. Mummoni mökkirannassa toteamassa: “Mene hakemaan vati ja laiturille pesemään perunoita.” #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27379886186E+018" calcext:value-type="float">
            <text:p>1.44527379886186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Päivän puheenaihe: puhuuko lapset nykyisin murretta? Mitä tapahtuu kun he menevät kouluun?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733598482E+018" calcext:value-type="float">
            <text:p>1.4452733598482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Piisaako pöydässä piimä ja potaatit? Mitenkä vanha asia se ensimmäinen huilunkannantipäivä oli? Murreviikolla voit tutustua näihin ja muihin murrenäytteisiin esimerkiksi teoksessa Suomen kansan murrekirja: itämurteet (WSOY 1945). #murreviikko #finnishdialectweek #ueflibrary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6857588387E+018" calcext:value-type="float">
            <text:p>1.4452685758838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Tällaista tulee itäisestä Suomesta @@ Entäpä <text:s text:c="2"/>@@ @@ @@ @@ @@ @@ @@ @@ @@ @@ @@ @@ @@ ?#murreviikko #yliopistot [url]</text:p>
          </table:table-cell>
          <table:table-cell office:value-type="string" calcext:value-type="string">
            <text:p>dialect</text:p>
          </table:table-cell>
          <table:table-cell office:value-type="string" calcext:value-type="string">
            <text:p>W</text:p>
          </table:table-cell>
          <table:table-cell office:value-type="string" calcext:value-type="string">
            <text:p>SO</text:p>
          </table:table-cell>
          <table:table-cell office:value-type="float" office:value="1.44526257760968E+018" calcext:value-type="float">
            <text:p>1.4452625776096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Vaan äläpä mitään. Onhan meillä @Vuplake. Sillä kutjakkeella kieli se kääntyy niin kuin rupeli. Kerrassaan melkoinen savolaisuuden multihuipentuma koko ukko. Lieköhän tuo muljauttaisi jotain velmua kun nätisti osaisi pyytää? #murreviikko</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6107214395E+018" calcext:value-type="float">
            <text:p>1.44526107214395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Vaan mitäpä se hyväjää… [emoji]</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24112409704E+018" calcext:value-type="float">
            <text:p>1.44524112409704E+018</text:p>
          </table:table-cell>
          <table:table-cell office:value-type="float" office:value="2021" calcext:value-type="float">
            <text:p>2021</text:p>
          </table:table-cell>
          <table:table-cell table:number-columns-repeated="1012"/>
          <table:table-cell table:style-name="Default"/>
        </table:table-row>
        <table:table-row table:style-name="ro6">
          <table:table-cell/>
          <table:table-cell office:value-type="string" calcext:value-type="string">
            <text:p>Minä kuitenkin olen sitä mieltä, että #murreviikko on joka viikko.</text:p>
            <text:p/>
            <text:p>Ja siitä minä_olen varma, että minä ja Tuiskun Antti emme koskaan sano “minulle”, vaikka toimittajat Antin suuhun tuon aina lehtijutuissa pistääkin.</text:p>
            <text:p/>
            <text:p>Ei ole kuulkaa se ja sama tuokaan, ainakaan minulle.</text:p>
            <text:p/>
            <text:p>#rovaniemi</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23464763453E+018" calcext:value-type="float">
            <text:p>1.44523464763453E+018</text:p>
          </table:table-cell>
          <table:table-cell office:value-type="float" office:value="2021" calcext:value-type="float">
            <text:p>2021</text:p>
          </table:table-cell>
          <table:table-cell table:number-columns-repeated="1012"/>
          <table:table-cell table:style-name="Default"/>
        </table:table-row>
        <table:table-row table:style-name="ro7">
          <table:table-cell/>
          <table:table-cell office:value-type="string" calcext:value-type="string">
            <text:p>Huomenta sinullekin! Ottaisitko sinä vähän kahvia, vaikka_ei nyt olekaan mikään kamalan kekkeä keli. Täällä meinaan sataa nyt.</text:p>
            <text:p/>
            <text:p>Jaa, minun tarvitsee vissiin pistää pannua hellalle, kun_minä sen kahvin otin kerran puheeksi…</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22412528758E+018" calcext:value-type="float">
            <text:p>1.4452241252875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Aika usein ajatellaan, että pääkaupunkiseudulla ei puhuta murretta (paitsi slangin puhujat), ja onhan tämä vähän kirjakielistä, mutta kyllä minä laskisin tämän murteeksi ilman tätä pientä hämäläisvaikutettakin. #murreviikko</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2830257494E+018" calcext:value-type="float">
            <text:p>1.44512830257494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Ei kai tässä voi kuin Twitterissä aloitella tätä murreviikkoa, kun_ei Facebookissa pysty.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12179076699E+018" calcext:value-type="float">
            <text:p>1.44512179076699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En_minä kyllä osaa tähän mitään hauskaa sanoa, ja vähän myöhässä tulen mukaan näihin juhliin. Mutta näin minä pruukaan puhua. Hienoa kun rohkaisette ihmisiä murteen käyttöön. [url]</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1200591779E+018" calcext:value-type="float">
            <text:p>1.445120059177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Voi mahdoton, murreviikon mätkäytti! Eipä kai se auta kuin mälkytellä menemään.</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1670097478E+018" calcext:value-type="float">
            <text:p>1.44511670097478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 Saattahan se niinkin oll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794038245E+018" calcext:value-type="float">
            <text:p>1.4451079403824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Nythän me saadaan kaikki lukea rauhassa, kun Facebook’kin kerta meni kyljelleen. #murreviikko</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76338501E+018" calcext:value-type="float">
            <text:p>1.4451076338501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Se meni naamakirja nenälleen sitten… Mitä me nyt tehdään? Kai twiittaillaan murteilla, saadaan jotain iloa tähänkin iltaan. #murreviikko</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757169055E+018" calcext:value-type="float">
            <text:p>1.44510757169055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Jaa että #murreviikko! No sehän passaa. Toivottavasti mahdollisimman moni lähtee tähän mukaan![emoji] Minä nyt ainakin yritän kirjoittaa niin kuin minä puhunkin.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0728006889E+018" calcext:value-type="float">
            <text:p>1.4451072800688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 Vaan saattaahan tuo käydä päinvastoinkin?</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709812423E+018" calcext:value-type="float">
            <text:p>1.44510709812423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Minä en ala. Minä vihaan jokailtaista koneen äärellä tuhottamista. Minä haluan lukea ja katsoa Netflixiä. #murreviikko #pimeäaik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653702706E+018" calcext:value-type="float">
            <text:p>1.44510653702706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No pitääkö se koko viikko lottuuttaa ja vääntää? Kyllä se minulle passaa mutta saattaa seuraajat vähetä loppuviikkoon mennessä.</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648970688E+018" calcext:value-type="float">
            <text:p>1.44510648970688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ä kyllä olen sitä mieltä että ei vielä mitään jouluvaloja saa tähän aikaan laittaa. Semmoisia on pruukattu meillä laittaa vasta sitten ensi kuussa. Ja muutenkin tuota_noin tiedätkö_sinä ei sitä joulua saa ylikuluttaa. Sano sinäkin nyt jotain. [url]</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10624552709E+018" calcext:value-type="float">
            <text:p>1.4451062455270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Ei_kun näet semmoista asiaa minulla vain oli että tämä on minusta tosi hyvä idea! Minä mukkasin tänään_rotvallin_reunaan_mutta pipo ei lentänyt. Isältä ja äidiltä minä olen perinyt Tampereen murteen niin_kuin sillä_tavalla_vai mitä?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0600737455E+018" calcext:value-type="float">
            <text:p>1.44510600737455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Minua on ruvennut harmittamaan, että minä en osaa oikein mitään murretta kunnolla, koska en ole oikein mistään kotoisin. Sukujuuret on siellä täällä ympäri Suomea. Pienenä ja nuorena minä asuin Pirkanmaalla, opiskeluajoista asti Turussa.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0558174485E+018" calcext:value-type="float">
            <text:p>1.44510558174485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Minä nyt_sitten tulin tänne kun muut palvelut on mäsänä.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0459668322E+018" calcext:value-type="float">
            <text:p>1.44510459668322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Pitääkö tässä nyt vai ruveta puhekielellä twiittaamaan? En_minä nyt sitten tiedä että muuttuuko tässä nyt kauheasti mikään. [url]</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10245460183E+018" calcext:value-type="float">
            <text:p>1.44510245460183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Tänään on #eläintenpäivä! Minä tein @SEY_ry:n koirankoulutustestin jossa oli että koiralle on tärkeää saada tehdä omaa elämää koskevia päätöksiä. Se on just näin. Tänään minun karvakorva sai päättää, mihin suuntaan lähdetään iltapäiväkävelylle. Minun kodissa joka viikko on #murreviikko [emoji]</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10195876797E+018" calcext:value-type="float">
            <text:p>1.44510195876797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Nyt minäkin älysin, että oikein murreviikko ja vääntäminen alkoi nyt justiinsa. Saattaa tulla lystiä tai saattaa olla tulematt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10191300394E+018" calcext:value-type="float">
            <text:p>1.44510191300394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Sitten mennään! Minä meinasin että käväisen huomenna ruokakaupassa oppitunnin jälkeen. Toivottavasti muistan, minä pruukaan unohdella hommia liiankin helposti. Pitäisi vielä opiskellakin kaiken päälle. No eiköhän tämä tästä! Huomiseen!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10180810444E+018" calcext:value-type="float">
            <text:p>1.44510180810444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Suomen Ateenassa saa tosi hyvää näköalaa eri murteisiin (paitsi Turku).</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9800592173E+018" calcext:value-type="float">
            <text:p>1.44509800592173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En ole pitkiin aikoihin mitään twiitannut. Osaakohan sitä enää murteella edes puhua saati kirjoittaa? [url]</text:p>
          </table:table-cell>
          <table:table-cell office:value-type="string" calcext:value-type="string">
            <text:p>dialect</text:p>
          </table:table-cell>
          <table:table-cell office:value-type="string" calcext:value-type="string">
            <text:p>W</text:p>
          </table:table-cell>
          <table:table-cell office:value-type="string" calcext:value-type="string">
            <text:p>SO</text:p>
          </table:table-cell>
          <table:table-cell office:value-type="float" office:value="1.44509431264416E+018" calcext:value-type="float">
            <text:p>1.44509431264416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Tykkään kyllä ihan mahdottomasti elinkirjosta ja näistä murreviserryksistä, kiitos @MikaelNiku! Tulee heti melko kotoisa olo. Aivan älytöntä laittaa kaikki samaan muottiin, vaikka voitaisiin ihan hyvin pitää huolta omanlaisistaan elävistä. #murreviikko #kuusamo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9325221497E+018" calcext:value-type="float">
            <text:p>1.44509325221497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No enpä taida enää osata, katso kun en ole pitkään aikaan asunut kotiseudulla ja ulkomailla sitä rupeaa se oma kieli kummasti kangistumaan niin_kuin laiha punatulkku pakkasilmalla. #murreviikko</text:p>
          </table:table-cell>
          <table:table-cell office:value-type="string" calcext:value-type="string">
            <text:p>dialect</text:p>
          </table:table-cell>
          <table:table-cell office:value-type="string" calcext:value-type="string">
            <text:p>W</text:p>
          </table:table-cell>
          <table:table-cell office:value-type="string" calcext:value-type="string">
            <text:p>NO</text:p>
          </table:table-cell>
          <table:table-cell office:value-type="float" office:value="1.44509087696808E+018" calcext:value-type="float">
            <text:p>1.44509087696808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Stadilainen voi käydä skugessa tsiigaamassa heinähattuja, mutta bamlaa niin_kuin aikaisemminkin.</text:p>
          </table:table-cell>
          <table:table-cell office:value-type="string" calcext:value-type="string">
            <text:p>dialect</text:p>
          </table:table-cell>
          <table:table-cell office:value-type="string" calcext:value-type="string">
            <text:p>W</text:p>
          </table:table-cell>
          <table:table-cell office:value-type="string" calcext:value-type="string">
            <text:p>HE</text:p>
          </table:table-cell>
          <table:table-cell office:value-type="float" office:value="1.44509080088761E+018" calcext:value-type="float">
            <text:p>1.44509080088761E+018</text:p>
          </table:table-cell>
          <table:table-cell office:value-type="float" office:value="2021" calcext:value-type="float">
            <text:p>2021</text:p>
          </table:table-cell>
          <table:table-cell table:number-columns-repeated="1012"/>
          <table:table-cell table:style-name="Default"/>
        </table:table-row>
        <table:table-row table:style-name="ro3">
          <table:table-cell/>
          <table:table-cell office:value-type="string" calcext:value-type="string">
            <text:p>@@ Oletko Seppo huomannut jotta on menossa @murreviikko? Murre ja murre, mitä mieltä olet onko koirillakin murteita?</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8627158039E+018" calcext:value-type="float">
            <text:p>1.44508627158039E+018</text:p>
          </table:table-cell>
          <table:table-cell office:value-type="float" office:value="2021" calcext:value-type="float">
            <text:p>2021</text:p>
          </table:table-cell>
          <table:table-cell table:number-columns-repeated="1012"/>
          <table:table-cell table:style-name="Default"/>
        </table:table-row>
        <table:table-row table:style-name="ro4">
          <table:table-cell/>
          <table:table-cell office:value-type="string" calcext:value-type="string">
            <text:p>@@ Minä_ole tiennytkään tämmöisestä murreviikosta. Minä pidän, että_ei se_ole helppo kirjoittaa murteella, mutta täytyy yrittää. Se_olisi rohki mieleistä, kun toiset koittaisi arvata, mistä päin tekstin kirjoittaja on poissa. [emoji] #murreviikko</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08173806202E+018" calcext:value-type="float">
            <text:p>1.44508173806202E+018</text:p>
          </table:table-cell>
          <table:table-cell office:value-type="float" office:value="2021" calcext:value-type="float">
            <text:p>2021</text:p>
          </table:table-cell>
          <table:table-cell table:number-columns-repeated="1012"/>
          <table:table-cell table:style-name="Default"/>
        </table:table-row>
        <table:table-row table:style-name="ro2">
          <table:table-cell/>
          <table:table-cell office:value-type="string" calcext:value-type="string">
            <text:p>Murreviikko. Ihan ekaksi täytyy sanoa että aion kutsua ratikkaa spåraksi sitten Mansessa ja otan turpaan ihan mielelläni sen takia. Mutta en tajunnut että minulla_on mitään murretta, edes kun muutin Kotkaan ja täällä_on vähän erilainen tämä puhe kuitenkin vaikka tietyllä_lailla samanlainen, jätetään loppuja veks 1/*2</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07878426112E+018" calcext:value-type="float">
            <text:p>1.44507878426112E+018</text:p>
          </table:table-cell>
          <table:table-cell office:value-type="float" office:value="2021" calcext:value-type="float">
            <text:p>2021</text:p>
          </table:table-cell>
          <table:table-cell table:number-columns-repeated="1012"/>
          <table:table-cell table:style-name="Default"/>
        </table:table-row>
        <table:table-row table:style-name="ro5">
          <table:table-cell/>
          <table:table-cell office:value-type="string" calcext:value-type="string">
            <text:p>#murreviikko käynnissä. Koska täällä Jyväskylässä ei puhuta niin selkeää murretta, palaan lapsuuden kielimaisemaan. Kuvailenpa tutkimustuloksiani:</text:p>
            <text:p/>
            <text:p>Ammatti-ihmiset kirjoittaa tukea tarvitsevista lapsista ja niiden eri tuen muodoista väärin. Kirjoittamisen laatu vaihtelee.</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7498340799E+018" calcext:value-type="float">
            <text:p>1.44507498340799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Onkohan kaikki Zuckerbergin pilvipalvelimet pyllyllään? #murreviikko #pilvipalvelin</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07456892274E+018" calcext:value-type="float">
            <text:p>1.44507456892274E+018</text:p>
          </table:table-cell>
          <table:table-cell office:value-type="float" office:value="2021" calcext:value-type="float">
            <text:p>2021</text:p>
          </table:table-cell>
          <table:table-cell table:number-columns-repeated="1012"/>
          <table:table-cell table:style-name="Default"/>
        </table:table-row>
        <table:table-row table:style-name="ro1">
          <table:table-cell/>
          <table:table-cell office:value-type="string" calcext:value-type="string">
            <text:p>@@ Ai niin. Tällä viikolla piti twiitata omalla murteella. Lähdetkö sinä mukaan?</text:p>
          </table:table-cell>
          <table:table-cell office:value-type="string" calcext:value-type="string">
            <text:p>dialect</text:p>
          </table:table-cell>
          <table:table-cell office:value-type="string" calcext:value-type="string">
            <text:p>E</text:p>
          </table:table-cell>
          <table:table-cell office:value-type="string" calcext:value-type="string">
            <text:p>SE</text:p>
          </table:table-cell>
          <table:table-cell office:value-type="float" office:value="1.44507406369358E+018" calcext:value-type="float">
            <text:p>1.44507406369358E+018</text:p>
          </table:table-cell>
          <table:table-cell office:value-type="float" office:value="2021" calcext:value-type="float">
            <text:p>2021</text:p>
          </table:table-cell>
          <table:table-cell table:number-columns-repeated="1012"/>
          <table:table-cell table:style-name="Default"/>
        </table:table-row>
        <table:table-row table:style-name="ro3">
          <table:table-cell table:style-name="ce4"/>
          <table:table-cell office:value-type="string" calcext:value-type="string">
            <text:p>Harmillista että tällaista puhdasta kirjakieltä puhuva ex-jyväskyläläinen ei oikein voi osallistua #murreviikko’on [emoji]</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6894532989E+018" calcext:value-type="float">
            <text:p>1.44506894532989E+018</text:p>
          </table:table-cell>
          <table:table-cell office:value-type="float" office:value="2021" calcext:value-type="float">
            <text:p>2021</text:p>
          </table:table-cell>
          <table:table-cell table:number-columns-repeated="1012"/>
          <table:table-cell table:style-name="Default"/>
        </table:table-row>
        <table:table-row table:style-name="ro5">
          <table:table-cell table:style-name="ce4"/>
          <table:table-cell office:value-type="string" calcext:value-type="string">
            <text:p>On maar niin_paljon monta asiaa yhdessä viikossa tällä viikkoa.</text:p>
            <text:p>Niin kuin elukoiden viikko, elokuvaviikko, imetysviikko, luki-viikko ja sitten vielä tämmöinen murteisiin puhumisen viikko. Että kuinka sitä oikein ehtii kaikkia edes fundeeraamaan.</text:p>
            <text:p/>
            <text:p>#murreviikko</text:p>
          </table:table-cell>
          <table:table-cell office:value-type="string" calcext:value-type="string">
            <text:p>dialect</text:p>
          </table:table-cell>
          <table:table-cell office:value-type="string" calcext:value-type="string">
            <text:p>W</text:p>
          </table:table-cell>
          <table:table-cell office:value-type="string" calcext:value-type="string">
            <text:p>SW</text:p>
          </table:table-cell>
          <table:table-cell office:value-type="float" office:value="1.44506874235501E+018" calcext:value-type="float">
            <text:p>1.44506874235501E+018</text:p>
          </table:table-cell>
          <table:table-cell office:value-type="float" office:value="2021" calcext:value-type="float">
            <text:p>2021</text:p>
          </table:table-cell>
          <table:table-cell table:number-columns-repeated="1012"/>
          <table:table-cell table:style-name="Default"/>
        </table:table-row>
        <table:table-row table:style-name="ro3">
          <table:table-cell table:style-name="ce4"/>
          <table:table-cell office:value-type="string" calcext:value-type="string">
            <text:p>@@ En tiedä saatanko kun en_minä nykyään oikein osaa mutella pännätä hyvä, että porista. #murreviikko</text:p>
          </table:table-cell>
          <table:table-cell office:value-type="string" calcext:value-type="string">
            <text:p>dialect</text:p>
          </table:table-cell>
          <table:table-cell office:value-type="string" calcext:value-type="string">
            <text:p>W</text:p>
          </table:table-cell>
          <table:table-cell office:value-type="string" calcext:value-type="string">
            <text:p>BN</text:p>
          </table:table-cell>
          <table:table-cell office:value-type="float" office:value="1.44506845280965E+018" calcext:value-type="float">
            <text:p>1.44506845280965E+018</text:p>
          </table:table-cell>
          <table:table-cell office:value-type="float" office:value="2021" calcext:value-type="float">
            <text:p>2021</text:p>
          </table:table-cell>
          <table:table-cell table:number-columns-repeated="1012"/>
          <table:table-cell table:style-name="Default"/>
        </table:table-row>
        <table:table-row table:style-name="ro4">
          <table:table-cell table:style-name="ce4"/>
          <table:table-cell office:value-type="string" calcext:value-type="string">
            <text:p>Minä olen kotoisin Pohjois-Karjalasta, mutta sillä kun minä muutin Etelä-Suomeen oli iso vaikutus minun murteeseen. Enää en osaa sanoa edes “minä” vaikka kovasti väitin että siitä minä en luovu. Aika alussa minä luovuin muodoista “me” ja “te”.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6527088472E+018" calcext:value-type="float">
            <text:p>1.44506527088472E+018</text:p>
          </table:table-cell>
          <table:table-cell office:value-type="float" office:value="2021" calcext:value-type="float">
            <text:p>2021</text:p>
          </table:table-cell>
          <table:table-cell table:number-columns-repeated="1012"/>
          <table:table-cell table:style-name="Default"/>
        </table:table-row>
        <table:table-row table:style-name="ro3">
          <table:table-cell table:style-name="ce4"/>
          <table:table-cell office:value-type="string" calcext:value-type="string">
            <text:p>Nyt on sangen kiinnostavaa nähdä kuinka @@ tähän murreviikkoon reagoi #turku #tampere #josmuuniinmikä #murreviikko [emoji]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06491355947E+018" calcext:value-type="float">
            <text:p>1.44506491355947E+018</text:p>
          </table:table-cell>
          <table:table-cell office:value-type="float" office:value="2021" calcext:value-type="float">
            <text:p>2021</text:p>
          </table:table-cell>
          <table:table-cell table:number-columns-repeated="1012"/>
          <table:table-cell table:style-name="Default"/>
        </table:table-row>
        <table:table-row table:style-name="ro4">
          <table:table-cell table:style-name="ce4"/>
          <table:table-cell office:value-type="string" calcext:value-type="string">
            <text:p>Eriarvoisuuden vuosisata [emoji] Maailmanlaajuisesti on julmat luvut; niin maiden välillä kuin sisälläkin. Nyt ei ole aikaa vötkyillä vaan nyt pistellään rätingit sille mallille, että sosiaaliturvaa, terveydenhoitoa ja opetusta on ihan jokaiselle. Muutoin on tiedossa rytinää. #murreviikko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6486170528E+018" calcext:value-type="float">
            <text:p>1.44506486170528E+018</text:p>
          </table:table-cell>
          <table:table-cell office:value-type="float" office:value="2021" calcext:value-type="float">
            <text:p>2021</text:p>
          </table:table-cell>
          <table:table-cell table:number-columns-repeated="1012"/>
          <table:table-cell table:style-name="Default"/>
        </table:table-row>
        <table:table-row table:style-name="ro1">
          <table:table-cell table:style-name="ce4"/>
          <table:table-cell office:value-type="string" calcext:value-type="string">
            <text:p>Lahdesta terve! [url]</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06350965033E+018" calcext:value-type="float">
            <text:p>1.44506350965033E+018</text:p>
          </table:table-cell>
          <table:table-cell office:value-type="float" office:value="2021" calcext:value-type="float">
            <text:p>2021</text:p>
          </table:table-cell>
          <table:table-cell table:number-columns-repeated="1012"/>
          <table:table-cell table:style-name="Default"/>
        </table:table-row>
        <table:table-row table:style-name="ro4">
          <table:table-cell table:style-name="ce4"/>
          <table:table-cell office:value-type="string" calcext:value-type="string">
            <text:p>Voi tokkiinsa, pitäisikö se haastella savoksi kokonainen viikko? Enpä taida kehdata, kun automaattinen korjaus säätää koko ajan väärin ja joudun jäljestäpäin korjaamaan jokaisen sanan. Raskaaksi käy semmoinen twiittailu. #murreviikko [url]</text:p>
          </table:table-cell>
          <table:table-cell office:value-type="string" calcext:value-type="string">
            <text:p>dialect</text:p>
          </table:table-cell>
          <table:table-cell office:value-type="string" calcext:value-type="string">
            <text:p>E</text:p>
          </table:table-cell>
          <table:table-cell office:value-type="string" calcext:value-type="string">
            <text:p>SA</text:p>
          </table:table-cell>
          <table:table-cell office:value-type="float" office:value="1.44506188743205E+018" calcext:value-type="float">
            <text:p>1.44506188743205E+018</text:p>
          </table:table-cell>
          <table:table-cell office:value-type="float" office:value="2021" calcext:value-type="float">
            <text:p>2021</text:p>
          </table:table-cell>
          <table:table-cell table:number-columns-repeated="1012"/>
          <table:table-cell table:style-name="Default"/>
        </table:table-row>
        <table:table-row table:style-name="ro3">
          <table:table-cell table:style-name="ce4"/>
          <table:table-cell office:value-type="string" calcext:value-type="string">
            <text:p>Minun_mielestä tämä on hieno homma!</text:p>
            <text:p>#Murreviikko [url]</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06116081492E+018" calcext:value-type="float">
            <text:p>1.44506116081492E+018</text:p>
          </table:table-cell>
          <table:table-cell office:value-type="float" office:value="2021" calcext:value-type="float">
            <text:p>2021</text:p>
          </table:table-cell>
          <table:table-cell table:number-columns-repeated="1012"/>
          <table:table-cell table:style-name="Default"/>
        </table:table-row>
        <table:table-row table:style-name="ro2">
          <table:table-cell table:style-name="ce4"/>
          <table:table-cell office:value-type="string" calcext:value-type="string">
            <text:p>@@ @@ @@ @@ No ainakin meidän yksikössä on ollut aina tosi tasa-arvoinen meininki kun professorit ja maisteriopiskelijat analysoi aineistoja yhdessä. Se luo yhteenkuuluvuutta ja tunteen että myös opiskelijan ajatukset on tärkeitä. Tietty ne tutkintovaatimukset voi olla vähän haastavia. (#murreviikko).</text:p>
          </table:table-cell>
          <table:table-cell office:value-type="string" calcext:value-type="string">
            <text:p>dialect</text:p>
          </table:table-cell>
          <table:table-cell table:number-columns-repeated="2" office:value-type="string" calcext:value-type="string">
            <text:p>NA</text:p>
          </table:table-cell>
          <table:table-cell office:value-type="float" office:value="1.44506096083471E+018" calcext:value-type="float">
            <text:p>1.44506096083471E+018</text:p>
          </table:table-cell>
          <table:table-cell office:value-type="float" office:value="2021" calcext:value-type="float">
            <text:p>2021</text:p>
          </table:table-cell>
          <table:table-cell table:number-columns-repeated="1012"/>
          <table:table-cell table:style-name="Default"/>
        </table:table-row>
        <table:table-row table:style-name="ro2">
          <table:table-cell table:style-name="ce4"/>
          <table:table-cell office:value-type="string" calcext:value-type="string">
            <text:p>#murreviikko! Cool! Yleensä minä kirjoitan eteläpohjanmaan murteella aina kun on mahdollisuus, koska se on niin_kuin minun toinen kotikieli. Mutta onhan mun oma uusimaakin murretta. On muuten yllättävän vaikeaa kirjoittaa puhekielellä kun on tottunut pistämään kaikki pilkut ja päätteet paikoilleen [emoji]</text:p>
          </table:table-cell>
          <table:table-cell office:value-type="string" calcext:value-type="string">
            <text:p>dialect</text:p>
          </table:table-cell>
          <table:table-cell office:value-type="string" calcext:value-type="string">
            <text:p>W</text:p>
          </table:table-cell>
          <table:table-cell office:value-type="string" calcext:value-type="string">
            <text:p>TA</text:p>
          </table:table-cell>
          <table:table-cell office:value-type="float" office:value="1.44505971176683E+018" calcext:value-type="float">
            <text:p>1.44505971176683E+018</text:p>
          </table:table-cell>
          <table:table-cell office:value-type="float" office:value="2021" calcext:value-type="float">
            <text:p>2021</text:p>
          </table:table-cell>
          <table:table-cell table:number-columns-repeated="1012"/>
          <table:table-cell table:style-name="Default"/>
        </table:table-row>
        <table:table-row table:style-name="ro3">
          <table:table-cell table:style-name="ce4"/>
          <table:table-cell office:value-type="string" calcext:value-type="string">
            <text:p>#murreviikko’n päätteeksi oikein hyvää yötä ja mukavaa tulevaa maanantaita jokaiselle täällä twitterissä [emoji][emoji][emoji]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172638624646E+018" calcext:value-type="float">
            <text:p>1.58172638624646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urreviikko lopuillaan. Olen asunut monessa paikassa mutta pisimpään Vantaalla. Vaikka siitä ei tullut koskaan minun henkinen koti, oma murre on kuitenkin aika eteläisen kuuloista. Millaista on Helsingin puhekieli ja minne se on menossa? @@ kerto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161550302545E+018" calcext:value-type="float">
            <text:p>1.58161550302545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 Tuleehan se aina takaisin aika helposti, mutta ei sitä osaa enää aivan niin luontevasti puhua, kun on jo yli kaksikymmentä vuotta asunut muualla.</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float" office:value="1.58116969275212E+018" calcext:value-type="float">
            <text:p>1.58116969275212E+018</text:p>
          </table:table-cell>
          <table:table-cell table:style-name="Default" office:value-type="float" office:value="2022" calcext:value-type="float">
            <text:p>2022</text:p>
          </table:table-cell>
          <table:table-cell table:number-columns-repeated="1012"/>
          <table:table-cell table:style-name="Default"/>
        </table:table-row>
        <table:table-row table:style-name="ro5">
          <table:table-cell table:style-name="ce4"/>
          <table:table-cell office:value-type="string" calcext:value-type="string">
            <text:p>Kun_me asuttiin kauempana, niin tuo minun mies sanoi aina autossa, että viimeistään Orivedellä alkoi puhe muuttua. Vaikka_ei siellä autossa kukaan muu kyllä mitään puhetta muuttanut, kuin minä vain.</text:p>
            <text:p/>
            <text:p>Kyllä meillä kotona kakaratkin osaa sanoa, että “ihan varmana”.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113355711993E+018" calcext:value-type="float">
            <text:p>1.58113355711993E+018</text:p>
          </table:table-cell>
          <table:table-cell table:style-name="Default" office:value-type="float" office:value="2022" calcext:value-type="float">
            <text:p>2022</text:p>
          </table:table-cell>
          <table:table-cell table:number-columns-repeated="1012"/>
          <table:table-cell table:style-name="Default"/>
        </table:table-row>
        <table:table-row table:style-name="ro5">
          <table:table-cell table:style-name="ce4"/>
          <table:table-cell office:value-type="string" calcext:value-type="string">
            <text:p>Murteet on hienoja, mutta poria en ole vieläkään kunnolla oppinut. “Tule nyt sinäkin tai mene nyt vatsallesi” tai “kun menet Poriin, pannaan sinut pärekoriin ja vedetään pitkin Porin toria että ahteri sanoo horiloria.”</text:p>
            <text:p/>
            <text:p>Olette te ihmellisiä otuksi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float" office:value="1.58099125751332E+018" calcext:value-type="float">
            <text:p>1.58099125751332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 Kun sain omat lapset, niin minä niille aloin puhua sillä lailla kuin minulle pienenä puhuttiin, niin että kerran neuvolan aulassa tuli hoitaja kysymään että mistä päin Savoa te tulette ja minä olin ihan että no Helsingissä olen syntynyt.</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86575645957E+018" calcext:value-type="float">
            <text:p>1.58086575645957E+018</text:p>
          </table:table-cell>
          <table:table-cell table:style-name="Default" office:value-type="float" office:value="2022" calcext:value-type="float">
            <text:p>2022</text:p>
          </table:table-cell>
          <table:table-cell table:number-columns-repeated="1012"/>
          <table:table-cell table:style-name="Default"/>
        </table:table-row>
        <table:table-row table:style-name="ro5">
          <table:table-cell table:style-name="ce4"/>
          <table:table-cell office:value-type="string" calcext:value-type="string">
            <text:p>Oho, meinasi tämä #murreviikko unohtua kun oli tällä viikolla niin_kuin snadisti muutakin härdelliä. Mut hei tässä tärkeimmät eli tajuatteko että koodia duunataan siis aivan joka paikassa, ei vain Stadissa vaan böndelläkin! Niin_kuin jossain Joensuussa ja Oulussa [emoji]</text:p>
            <text:p/>
            <text:p>#KoodiaSuomesta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HE</text:p>
          </table:table-cell>
          <table:table-cell table:style-name="Default" office:value-type="float" office:value="1.58085871516236E+018" calcext:value-type="float">
            <text:p>1.58085871516236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Eipä hötälehditä! Kuopiossa ainakin iltapäiväkahvia (tai teetä eli saikkua) ryystetään vasta kahden kähmällä eikä heti puolipäivästä. Muuten menee maailmankirjat ihan sekaisin! Koirat menee kissojen kanssa naimisiin ja planeetat törmäilee niin että rytisee!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85197874555E+018" calcext:value-type="float">
            <text:p>1.58085197874555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Nyt sitä kahvia, vaikkapa Twitterin murreviikon kunniaksi. Vai sittenkin kahvia tai kahvia? Höystykkeeksi voit joka tapauksessa nautiskella Kotuksen murresisältöjä. [url] #murreviikko #kotusvinkki #murteet #murresanat #kahvia #nonniih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84957203713E+018" calcext:value-type="float">
            <text:p>1.58084957203713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Lätkäisin tälle päivälle tällaisen puheenaiheen joka tuli mieleen siitä kun olen huomispäivänä lähdössä koti-Kajaaniin. Siellä pitää ruveta tyhjentämään entistä kotia niin että kohta Kajaani on pelkkä Kajaani ja enää vain henkinen koti.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84805092248E+018" calcext:value-type="float">
            <text:p>1.58084805092248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urreviikko on jo perjantaissa. Millaisia kokemuksia teillä on siitä, palaako murre omaan puheeseen silloin kun menette käymään entisellä kotipaikkakunnalla? Tai tuleeko omaan puheeseen murretta jos puhutte puhelimessa vanhempien tai isovanhempien kanssa?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84746063712E+018" calcext:value-type="float">
            <text:p>1.58084746063712E+018</text:p>
          </table:table-cell>
          <table:table-cell table:style-name="Default" office:value-type="float" office:value="2022" calcext:value-type="float">
            <text:p>2022</text:p>
          </table:table-cell>
          <table:table-cell table:number-columns-repeated="1012"/>
          <table:table-cell table:style-name="Default"/>
        </table:table-row>
        <table:table-row table:style-name="ro12">
          <table:table-cell table:style-name="ce4"/>
          <table:table-cell office:value-type="string" calcext:value-type="string">
            <text:p>Käytkö_sinä teatterissa, museoissa tai kuuntelemassa musiseerausta? Meinaan täällä Tampereella.</text:p>
            <text:p/>
            <text:p>Nyt tarvitsisi vastata kyselyyn.</text:p>
            <text:p/>
            <text:p>Sen jälkeen kannattaa mennä Hildenin Saran museoon kyyläämään Brad Pittin taidetta.</text:p>
            <text:p/>
            <text:p>#murreviikko #Tampere #kulttuuri</text:p>
            <text:p/>
            <text:p>[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081609407533E+018" calcext:value-type="float">
            <text:p>1.58081609407533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 @@ Elämä Savossa on yhtä hauskanpitoa sanoi hämäläinen [emoji].</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065204996827E+018" calcext:value-type="float">
            <text:p>1.58065204996827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 Miten se onkin savolaismurre joka kukkii huumorissa. “Ei paljon naurata, sanoi savolainen kun anoppi hukku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64198370578E+018" calcext:value-type="float">
            <text:p>1.58064198370578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urreviikko jatkuu joten minä ja @@ jatkamme #Murremyytinmurtajat podcastin nostoja. Oletko_sinä tykästynyt Rosa Liksomiin? Entä tykkäätkö_sinä Katja Ketun kirjoista? Ota veikkosten kuunteluun jakso Everstinnan ja Kätilön murteenkäytön lukijakokemuksista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float" office:value="1.5806145524543E+018" calcext:value-type="float">
            <text:p>1.5806145524543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 Olenkohan minä sittenkään originelli joensuulainen kun minun syntymäkotikunta on Kiihtelysvaara… Tuossa minut on mäellä ponnistettu maailmaan mutta minun Joensuusta puuttuu kokonaan ii-kirjain [emoji]… Minulle #Joensuu on ihan vain Joensuu - murteellakin [emoji]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56428628321E+018" calcext:value-type="float">
            <text:p>1.58056428628321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Minä en oikein savoa osaa, vaikka olen Savonmaalla kesiä viettänyt, mutta Marjattapa osaa, kun on niitä tutkinut.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53588605564E+018" calcext:value-type="float">
            <text:p>1.58053588605564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iten teidän työpäivä on mennyt? Minä olen ollut innostavissa palavereissa. Toisessa startattiin uutta ja toisessa kerroin yhdestä esiselvityksestä. Ja sitten muuten olin vähän hajamielinen… #murreviikko #virkaelämää</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float" office:value="1.58052619524167E+018" calcext:value-type="float">
            <text:p>1.58052619524167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inua aina vähän huvittaa se vitsi jonka mukaan Kajaanissa oli alkujaan kolme jiitä mutta sitten yksi vietiin Joensuuhun. Joensuussa ei jiitä tuohon nimeen panna, sehän on täällä Joensuu. Mutta eihän hyvää vitsiä pidä pilata tosiasioilla [emoji]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49462398605E+018" calcext:value-type="float">
            <text:p>1.58049462398605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Otettaisiinko tänään puheenaiheeksi murrevitsit ja murrematkimukset? Sellaiset kuin “hauskannäköinen tyttö” tai muut vastaavat. Mitäpä vitsejä muistatte?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49402381013E+018" calcext:value-type="float">
            <text:p>1.58049402381013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virkaelämää #murreviikko Minä hommasin tänään itselleni uuden lemmikin. Tämä on aika mukava, seuraa kiltisti perässä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float" office:value="1.58049311534103E+018" calcext:value-type="float">
            <text:p>1.58049311534103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emoji]</text:p>
            <text:p>[emoji] Tiesitkö sinä että nyt on #murreviikko? Me ollaan Oulusta, mutta meillä on porukkaa ympäri Suomea, joten me käännettiin meidän banneri eri murteille! [emoji] [url]</text:p>
            <text:p>[emoji] Miltä työnantajasi/yrityksesi slogan kuulostaisi sinun murteella?</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8046907357373E+018" calcext:value-type="float">
            <text:p>1.58046907357373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Ihanaa, jotta tällainenkin kirja on julkaistu! Vähän vaikealta se silti tuntuu murteella lukeminen. Ja kirjoittaminen vielä vaikeammalta. Pitää kyllä ruveta harjoittelemaan. #murreviikko #murteet #eteläpohjanmaa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float" office:value="1.58025879389172E+018" calcext:value-type="float">
            <text:p>1.58025879389172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Käväistiin Kalliossa katsomassa auringonlaskua ja kokeilemassa, kuinka kylmä tuo syystuuli oikein jo on. Kyllä se kylmä on. #murreviikko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float" office:value="1.58022661501526E+018" calcext:value-type="float">
            <text:p>1.58022661501526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Nyt kun on tämä Twitterin murreviikko niin eikö voisi noista työsuojeluasioista twiitata Tampereen kielellä sieltä Teknopoliksesta @STM_Uutiset-työosastolta? Minä olen itse lomalla niin en_viitsi. #murreviikko #työsuojelu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017327987232E+018" calcext:value-type="float">
            <text:p>1.58017327987232E+018</text:p>
          </table:table-cell>
          <table:table-cell table:style-name="Default" office:value-type="float" office:value="2022" calcext:value-type="float">
            <text:p>2022</text:p>
          </table:table-cell>
          <table:table-cell table:number-columns-repeated="1012"/>
          <table:table-cell table:style-name="Default"/>
        </table:table-row>
        <table:table-row table:style-name="ro5">
          <table:table-cell table:style-name="ce4"/>
          <table:table-cell office:value-type="string" calcext:value-type="string">
            <text:p>@@ on se ilmoja pidellyt sitten Partaskakin ja tolkun projektihommissa tainnut päivät päästellä menneinä aikoina?</text:p>
            <text:p/>
            <text:p>Itsellä noita projekteja on ollut piisalle asti ja heti kaikki aloittamista vaille valmiita. #murreviikko Hola bon dia [emoji] #katalaani</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7223482754E+018" calcext:value-type="float">
            <text:p>1.58017223482754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Neljän vuoden Porissa asumisen jälkeen murre on tarttunut niin hyvin että muualla minua luullaan syntyjäni Porilaiseks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float" office:value="1.58016936315572E+018" calcext:value-type="float">
            <text:p>1.58016936315572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 Jos on talven uintisesonki alkanut niin kesän soutusesonki on loppunut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6620530201E+018" calcext:value-type="float">
            <text:p>1.58016620530201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murreviikko Unohtui eilen täällä pääseinällä ilmoittaa, että se on talviuinti kausi alkanut. Tuulta oli ja sadetta, jotta oli sääolosuhteet siltä osin kohdallaan.</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5947622908E+018" calcext:value-type="float">
            <text:p>1.58015947622908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ai #murreviikko? okei odota hetki meen laittamaan vedenkeittimen päälle</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O</text:p>
          </table:table-cell>
          <table:table-cell table:style-name="Default" office:value-type="float" office:value="1.58013609304301E+018" calcext:value-type="float">
            <text:p>1.58013609304301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 Tulee mieleen ainakin Vanhan testamentin eksegetikaan professori Martti Nissinen Helsingin yliopistosta. Savolainen, aina.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3564990222E+018" calcext:value-type="float">
            <text:p>1.58013564990222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Täällä on ilmeisesti taas #murreviikko. Minä olen miettinyt että kannattaisiko sanoa mitään, kun ei minun kotipuolessa siellä Pohjois-Kymenlaaksossa varsinaisesti mitään tunnistettavaa murretta ole. Ainakaan samalla tavalla kuin jossain Savossa tai Porissa. Tai jos on niin en minä siitä ole ainakaan ikinä kehuja saanut.</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float" office:value="1.58013476233297E+018" calcext:value-type="float">
            <text:p>1.58013476233297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Aika kovat kandidaatit on nyt vuoden nimi -kilpailussa. #murreviikko-teemalla tykkään erityisesti eläinsairaalasta jonka nimi on Savon Murre [emoji]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325200832E+018" calcext:value-type="float">
            <text:p>1.5801325200832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En pääse yliopistolla #murreviikko-tilille joten heitän uuden keskusteluaiheen omana itsenäni. Tuleeko teille mieleen ihmisiä joiden murteenkäyttöä olette ihaillut? Minulle yksi sellainen on ollut historiantutkija Veijo Saloheimo joka käytti murretta yliopistollakin. 1/*2</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11924955284E+018" calcext:value-type="float">
            <text:p>1.58011924955284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 Niin, tämänhän pitäisi mennä niin_päin, että ensiksi toimivalla inkluusiolla erityisluokkien tarve vähenee. Sitten ne lopetetaan, kun niille ei ole enää ketään tulossa. Ei sillä_tavalla, että ensin lopetetaan lasten luokat ja sitten aletaan ihmetellä että minnekä nämä nyt pannaa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8011363098029E+018" calcext:value-type="float">
            <text:p>1.58011363098029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Ennen_kuin itse alkaa tekemään selkotekstejä, kannattaa katsoa, mitä ja miten muut on tehnyt selkokielellä [url]. Selkokielessä on paljon samaa kuin selkeässä yleiskielessä, selkojulkaisuja lukiessa näkee, mitä eroja niissä on. #selkokieli #murreviikko 4/4</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8009107329611E+018" calcext:value-type="float">
            <text:p>1.58009107329611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Pelkästään lukemalla voi olla vaikea päästä alkuun, selkokielen koulutuksissa pääsee itse kokeilemaan selkokirjoittamista tai -puhumista. Koulutuksista lisää [url] ja [url]. #selkokieli #murreviikko 3/*4</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8009107046531E+018" calcext:value-type="float">
            <text:p>1.58009107046531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Selkokielellä kirjoittamisesta ja puhumisesta on myös oppaita. Leealaura Leskelän Selkokieli - Saavutettavan kielen opas (Opike 2019) ja Ari Sainion Avaimet selkokieleen (Opike 2022) on hirveän hyviä apureita, paljon esimerkkitekstejäkin molemmissa. #selkokieli #murreviikko 2/*4</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8009106780581E+018" calcext:value-type="float">
            <text:p>1.58009106780581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Ajattelin murreviikon kunniaksi koota omalla kotimurteellani muutaman vinkin, mistä lähteä liikkeelle, jos selkokieli kiinnostaa. Selkokeskuksen sivuilla on hirveästi tietoa selkokielestä ja selkomateriaaleista [url]. #selkokieli #murreviikko 1/*4</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8009106475689E+018" calcext:value-type="float">
            <text:p>1.58009106475689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 Siinä onkin kädet täynnä työtä kun funtsii mitä savolaiskutjake solkottaa! Puhuuko se kädestä vai käestä? Auttaisikohan ees kädestä pitäen opastus? [emoji] Täällä kalakukkojen kaupungissa on useita soluttautujia, joilta kelpaa kysyä. Niin_kuin @@ ja Ismailin Atik.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05748234434E+018" calcext:value-type="float">
            <text:p>1.58005748234434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Sottasin, jotta nämä saattaisi sopia, kun on #murreviikko’kin. Tykkäätkö?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8005620354712E+018" calcext:value-type="float">
            <text:p>1.58005620354712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 Minä on kyllä tuttu, kun minun äiti on Kymenlaaksosta ja itsekin olen aina pienenä sillä_viisiin sanonut. Kuitenkin täällä Etelä-Karjalassa se on minä eikä vissiin ikinä minä. Ja se mikä minusta on aika vinhaa, murreraja on ihan selvä, se menee Hujakkalan ja Muurikkalan välissä [emoji]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float" office:value="1.58002062189097E+018" calcext:value-type="float">
            <text:p>1.58002062189097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Tervetuloa sote-alan kiellisen saavutettavuuden äärelle. Savolla kun sanon, niin kummalta kyllä kuulostaa [emoji] Sanonpahan kuitenkin, että vielä voi ilmoittautua, ja on siellä muitakin. @@ @@ @@ @@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7994203166083E+018" calcext:value-type="float">
            <text:p>1.57994203166083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Tokko siellä enää sataa? Pitäisi käydä ulkona. #murreviikko</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799124324491E+018" calcext:value-type="float">
            <text:p>1.5799124324491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Nyt on_vissiin joku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float" office:value="1.57990596863239E+018" calcext:value-type="float">
            <text:p>1.57990596863239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urreviikko’na täytyy muistuttaa, että jos askarruttaa, mihin väliin se kuuluisa peräpohjalainen hoo pannaan, ja miksikä se ei piru vieköön tahdo osua kohdilleen jos ei murretta tunne kunnolla, ota kuunteluun tämä med @@ podcastimme avaus [emoj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BN</text:p>
          </table:table-cell>
          <table:table-cell table:style-name="Default" office:value-type="float" office:value="1.57990592959178E+018" calcext:value-type="float">
            <text:p>1.57990592959178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Minä romahdan [emoji][emoji] Peruin torstain #talohallitus’budjettisession. En vain enää jaksa kun joka ilta pitäis jotain exceliä vääntää työpäivän päälle putkeen. Ei irtoa ei, kertakaikkiaan. Tänään ennen kuoroa väänsin oopperalle tuotantobudjettia. Arvatkaapa laulattiko enää? [emoji] #murreviikko [url]</text:p>
          </table:table-cell>
          <table:table-cell table:style-name="Default" office:value-type="string" calcext:value-type="string">
            <text:p>dialect</text:p>
          </table:table-cell>
          <table:table-cell table:number-columns-repeated="2" table:style-name="Default" office:value-type="string" calcext:value-type="string">
            <text:p>NA</text:p>
          </table:table-cell>
          <table:table-cell table:style-name="Default" office:value-type="float" office:value="1.57990256969007E+018" calcext:value-type="float">
            <text:p>1.57990256969007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Meren rannassa tuuli. Tultiin töiden jälkeen hengittelemään ja ottamaan raitista ilmaa. Tästä sitä nauttii. Komeasti tyrskysi rantakiviin aallot. Arvatkaapa teinkö tulet? Tein. Kelpasi olla ulkona ja juoda teetä ja syödyä lämpimiä leipiä. #murreviikko #Rannalla #ulkonajokasäällä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7986582117811E+018" calcext:value-type="float">
            <text:p>1.57986582117811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Tänään on kansainvälinen tyttöjen päivä. Hyvää tyttöjen päivän iltaa kaikille tytöille! #murreviikko #tyttöjenpäivä</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E</text:p>
          </table:table-cell>
          <table:table-cell table:style-name="Default" office:value-type="float" office:value="1.57985544431904E+018" calcext:value-type="float">
            <text:p>1.57985544431904E+018</text:p>
          </table:table-cell>
          <table:table-cell table:style-name="Default" office:value-type="float" office:value="2022" calcext:value-type="float">
            <text:p>2022</text:p>
          </table:table-cell>
          <table:table-cell table:number-columns-repeated="1012"/>
          <table:table-cell table:style-name="Default"/>
        </table:table-row>
        <table:table-row table:style-name="ro7">
          <table:table-cell table:style-name="ce4"/>
          <table:table-cell office:value-type="string" calcext:value-type="string">
            <text:p>Se olisi nyt menossa kysely sähköpotkulaudoista. Pankaas  vastaten että_ei tarvitse myöhemmin marista.</text:p>
            <text:p/>
            <text:p>#murreviikko #osallisuus #sähköpotkulaudat #kysely #Tampere</text:p>
            <text:p/>
            <text:p>[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7981293378969E+018" calcext:value-type="float">
            <text:p>1.57981293378969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Taas mennään murreviikkoa. Viime vuonna ohjeistin, miten kirjoitetaan selkokieltä. Selkokielen pikaoppaan sinä löydät Selkokeskuksen sivulta [url] Selkokieleen murre ei hirveän hyvin sovi, kaunokirjallisuudessa voi pikkuisen käyttää. #murreviikko #selkokieli [url]</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O</text:p>
          </table:table-cell>
          <table:table-cell table:style-name="Default" office:value-type="float" office:value="1.57980486408303E+018" calcext:value-type="float">
            <text:p>1.57980486408303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Miten sinä, Tuula, osaat niin hyvin kirjoittaa tuota meidän murretta? Minulla menee puheessa melko hyvin, mutta kyllä tämä kirjoittaminen on vaikeaa. Murre on kyllä ihanaa [emoji]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7979537557752E+018" calcext:value-type="float">
            <text:p>1.57979537557752E+018</text:p>
          </table:table-cell>
          <table:table-cell table:style-name="Default" office:value-type="float" office:value="2022" calcext:value-type="float">
            <text:p>2022</text:p>
          </table:table-cell>
          <table:table-cell table:number-columns-repeated="1012"/>
          <table:table-cell table:style-name="Default"/>
        </table:table-row>
        <table:table-row table:style-name="ro8">
          <table:table-cell table:style-name="ce4"/>
          <table:table-cell office:value-type="string" calcext:value-type="string">
            <text:p>Ei minulle_kukaan ole soittanut? Niin, ei sinulla mitään asiaa kumminkaan ollut?</text:p>
            <text:p/>
            <text:p>Et suinkaan sinä minua tähän nyt tarvitse?</text:p>
            <text:p/>
            <text:p>Kuinka sinä nyt tuommoista?</text:p>
            <text:p/>
            <text:p>#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float" office:value="1.57979120778573E+018" calcext:value-type="float">
            <text:p>1.57979120778573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Nyt on semmoinen keli ulkona että pitää katsoa mihin astuu, ettei ole kenkä* passissa.</text:p>
            <text:p/>
            <text:p>*=ei missään nimessä mitään äng-äännettä tähä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SW</text:p>
          </table:table-cell>
          <table:table-cell table:style-name="Default" office:value-type="float" office:value="1.5797736345617E+018" calcext:value-type="float">
            <text:p>1.5797736345617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table-cell table:style-name="ce4"/>
          <table:table-cell office:value-type="string" calcext:value-type="string">
            <text:p>Tampereella olen tottunut sanomaan että minä mutta moro en kyllä sano. Joku roti.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7977293998538E+018" calcext:value-type="float">
            <text:p>1.57977293998538E+018</text:p>
          </table:table-cell>
          <table:table-cell table:style-name="Default" office:value-type="float" office:value="2022" calcext:value-type="float">
            <text:p>2022</text:p>
          </table:table-cell>
          <table:table-cell table:number-columns-repeated="1012"/>
          <table:table-cell table:style-name="Default"/>
        </table:table-row>
        <table:table-row table:style-name="ro2">
          <table:table-cell table:style-name="ce4"/>
          <table:table-cell office:value-type="string" calcext:value-type="string">
            <text:p>Niin sitten Kotkassa minä totuin puhumaan näin että sanoissa ei ole loppuja oikeastaan ollenkaan ja kun on kuitenkin stadista alunperin niin ei se sillä_tavalla tuntunut miltään paitsi tuo minä. En tiedä onko tämä yhtään oikeata kotkaa sitten kuitenkaan mutta tulinpa nyt tähänkin sanomaan.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TA</text:p>
          </table:table-cell>
          <table:table-cell table:style-name="Default" office:value-type="float" office:value="1.57977244047313E+018" calcext:value-type="float">
            <text:p>1.57977244047313E+018</text:p>
          </table:table-cell>
          <table:table-cell table:style-name="Default" office:value-type="float" office:value="2022" calcext:value-type="float">
            <text:p>2022</text:p>
          </table:table-cell>
          <table:table-cell table:number-columns-repeated="1012"/>
          <table:table-cell table:style-name="Default"/>
        </table:table-row>
        <table:table-row table:style-name="ro3">
          <table:table-cell table:style-name="ce4"/>
          <table:table-cell office:value-type="string" calcext:value-type="string">
            <text:p>Minun eteläpohjalainen iskä meni kerran huoltoasemalle kysymään, olisiko heillä myydä patteria, kun oli paristot loppu, ja myyjä vastasi, että löytyy vain Red Bullia. #murreviikko</text:p>
          </table:table-cell>
          <table:table-cell table:style-name="Default" office:value-type="string" calcext:value-type="string">
            <text:p>dialect</text:p>
          </table:table-cell>
          <table:table-cell table:style-name="Default" office:value-type="string" calcext:value-type="string">
            <text:p>W</text:p>
          </table:table-cell>
          <table:table-cell table:style-name="Default" office:value-type="string" calcext:value-type="string">
            <text:p>NA</text:p>
          </table:table-cell>
          <table:table-cell table:style-name="Default" office:value-type="float" office:value="1.57976842803417E+018" calcext:value-type="float">
            <text:p>1.57976842803417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Että se mitä tästä nyt lähinnä nähdään on se, että kun uusi hoito keksitään niin se ottaa aikansa ennen_kuin se tulee yleiseen käyttöön ja Suomessa me on aika varovaisia tupattu siinä kohtaa olemaan. Ja tyttöjen tarkkaavuuden haasteissa on oltu turhankin varovaisia? #murreviikko 2/*2</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7973143259513E+018" calcext:value-type="float">
            <text:p>1.57973143259513E+018</text:p>
          </table:table-cell>
          <table:table-cell table:style-name="Default" office:value-type="float" office:value="2022" calcext:value-type="float">
            <text:p>2022</text:p>
          </table:table-cell>
          <table:table-cell table:number-columns-repeated="1012"/>
          <table:table-cell table:style-name="Default"/>
        </table:table-row>
        <table:table-row table:style-name="ro4">
          <table:table-cell table:style-name="ce4"/>
          <table:table-cell office:value-type="string" calcext:value-type="string">
            <text:p>Tätä kuvaajaa kun katsotte niin muistakaa se, että nuo tavalliset adhd-lääkkeethän ne sai myyntiluvan Suomessa vasta silloin 2003 ja vielä 2007 meillä oli lääkeiden käyttö tähän vaivaan aivan mitätöntä esimerkiksi naapuripohjoismaihin verrattuna. 1/*2 #murreviikko [url]</text:p>
          </table:table-cell>
          <table:table-cell table:style-name="Default" office:value-type="string" calcext:value-type="string">
            <text:p>dialect</text:p>
          </table:table-cell>
          <table:table-cell table:style-name="Default" office:value-type="string" calcext:value-type="string">
            <text:p>E</text:p>
          </table:table-cell>
          <table:table-cell table:style-name="Default" office:value-type="string" calcext:value-type="string">
            <text:p>SA</text:p>
          </table:table-cell>
          <table:table-cell table:style-name="Default" office:value-type="float" office:value="1.57973143017084E+018" calcext:value-type="float">
            <text:p>1.57973143017084E+018</text:p>
          </table:table-cell>
          <table:table-cell table:style-name="Default" office:value-type="float" office:value="2022" calcext:value-type="float">
            <text:p>2022</text:p>
          </table:table-cell>
          <table:table-cell table:number-columns-repeated="1012"/>
          <table:table-cell table:style-name="Default"/>
        </table:table-row>
        <table:table-row table:style-name="ro1" table:number-rows-repeated="1048230">
          <table:table-cell table:number-columns-repeated="1020"/>
        </table:table-row>
        <table:table-row table:style-name="ro1">
          <table:table-cell table:number-columns-repeated="1020"/>
        </table:table-row>
      </table:table>
      <table:named-expressions/>
      <table:database-ranges>
        <table:database-range table:name="__Anonymous_Sheet_DB__0" table:target-range-address="murreviikko_tweets.A1:murreviikko_tweets.AMJ1048576">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8T12:28:26.195935647</dc:date>
    <meta:editing-duration>PT12H47M32S</meta:editing-duration>
    <meta:editing-cycles>59</meta:editing-cycles>
    <meta:generator>LibreOffice/7.3.7.2$Linux_X86_64 LibreOffice_project/30$Build-2</meta:generator>
    <meta:document-statistic meta:table-count="1" meta:cell-count="2069" meta:object-count="0"/>
  </office:meta>
</office:document-meta>
</file>